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toolbar/custom_index.xml" manifest:media-type=""/>
  <manifest:file-entry manifest:full-path="Configurations2/" manifest:media-type="application/vnd.sun.xml.ui.configuration"/>
  <manifest:file-entry manifest:full-path="Scripts/python/index.py" manifest:media-type="application/binary"/>
  <manifest:file-entry manifest:full-path="Scripts/python/listener.py" manifest:media-type="application/binary"/>
  <manifest:file-entry manifest:full-path="Scripts/python/pythonpath/textwidth.py" manifest:media-type="application/binary"/>
  <manifest:file-entry manifest:full-path="Scripts/python/pythonpath/common.py" manifest:media-type="application/binary"/>
  <manifest:file-entry manifest:full-path="Scripts/python/pythonpath/schematic.py" manifest:media-type="application/binary"/>
  <manifest:file-entry manifest:full-path="Scripts/python/pythonpath/config.py" manifest:media-type="application/binary"/>
  <manifest:file-entry manifest:full-path="Scripts/python/pythonpath/kicadnet.py" manifest:media-type="application/binary"/>
  <manifest:file-entry manifest:full-path="Scripts/python/pythonpath/" manifest:media-type="application/binary"/>
  <manifest:file-entry manifest:full-path="Scripts/python/doc/help.py" manifest:media-type="application/binary"/>
  <manifest:file-entry manifest:full-path="Scripts/python/doc/help.html" manifest:media-type="application/binary"/>
  <manifest:file-entry manifest:full-path="Scripts/python/doc/" manifest:media-type="application/binary"/>
  <manifest:file-entry manifest:full-path="Scripts/python/settings.py" manifest:media-type="application/binary"/>
  <manifest:file-entry manifest:full-path="Scripts/python/stamp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1E61000052220000741EDA0F5E82E99FFB4B.svg" manifest:media-type="image/svg+xml"/>
  <manifest:file-entry manifest:full-path="Pictures/1000353C000052220000741E50F383452A69B711.svg" manifest:media-type="image/svg+xml"/>
  <manifest:file-entry manifest:full-path="Pictures/10002F79000052220000741E0FD23ADFEBE1A948.svg" manifest:media-type="image/svg+xml"/>
  <manifest:file-entry manifest:full-path="Pictures/10003111000052220000741E1EAD7DF78A081CEB.svg" manifest:media-type="image/svg+xml"/>
  <manifest:file-entry manifest:full-path="Pictures/10002B5A000052220000741E56562D4D2F83E937.svg" manifest:media-type="image/svg+xml"/>
  <manifest:file-entry manifest:full-path="content.xml" manifest:media-type="text/xml"/>
  <manifest:file-entry manifest:full-path="Fonts/Font_OpenGost_Type_B_TT_1.ttf" manifest:media-type="application/x-font-tt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>
    <office:event-listeners>
      <script:event-listener script:language="ooo:script" script:event-name="office:new" xlink:href="vnd.sun.star.script:listener.py$init?language=Python&amp;location=document" xlink:type="simple"/>
      <script:event-listener script:language="ooo:script" script:event-name="dom:load" xlink:href="vnd.sun.star.script:listener.py$init?language=Python&amp;location=document" xlink:type="simple"/>
      <script:event-listener script:language="ooo:script" script:event-name="dom:unload" xlink:href="vnd.sun.star.script:listener.py$cleanup?language=Python&amp;location=document" xlink:type="simple"/>
    </office:event-listeners>
  </office:scripts>
  <office:font-face-decls>
    <style:font-face style:name="OpenGost Type B TT" svg:font-family="'OpenGost Type B TT'" style:font-adornments="Regular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  <style:font-face style:name="OpenGost Type B TT1" svg:font-family="'OpenGost Type B TT'" style:font-adornments="Regular" style:font-family-generic="swiss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Перечень_5f_элементов" style:display-name="Перечень_элементов" style:family="table" style:master-page-name="">
      <style:table-properties style:width="18.5cm" fo:margin-left="2cm" style:page-number="auto" table:align="left"/>
    </style:style>
    <style:style style:name="Перечень_5f_элементов.A" style:display-name="Перечень_элементов.A" style:family="table-column">
      <style:table-column-properties style:column-width="1.998cm"/>
    </style:style>
    <style:style style:name="Перечень_5f_элементов.B" style:display-name="Перечень_элементов.B" style:family="table-column">
      <style:table-column-properties style:column-width="11cm"/>
    </style:style>
    <style:style style:name="Перечень_5f_элементов.C" style:display-name="Перечень_элементов.C" style:family="table-column">
      <style:table-column-properties style:column-width="1cm"/>
    </style:style>
    <style:style style:name="Перечень_5f_элементов.D" style:display-name="Перечень_элементов.D" style:family="table-column">
      <style:table-column-properties style:column-width="4.501cm"/>
    </style:style>
    <style:style style:name="Перечень_5f_элементов.1" style:display-name="Перечень_элементов.1" style:family="table-row">
      <style:table-row-properties style:row-height="1.499cm"/>
    </style:style>
    <style:style style:name="Перечень_5f_элементов.A1" style:display-name="Перечень_элементов.A1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1.4pt solid #000000"/>
    </style:style>
    <style:style style:name="Перечень_5f_элементов.B1" style:display-name="Перечень_элементов.B1" style:family="table-cell">
      <style:table-cell-properties style:vertical-align="middle" fo:padding="0.049cm" fo:border-left="1.4pt solid #000000" fo:border-right="none" fo:border-top="none" fo:border-bottom="1.4pt solid #000000"/>
    </style:style>
    <style:style style:name="Перечень_5f_элементов.2" style:display-name="Перечень_элементов.2" style:family="table-row">
      <style:table-row-properties style:row-height="0.827cm"/>
    </style:style>
    <style:style style:name="Перечень_5f_элементов.A2" style:display-name="Перечень_элементов.A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" style:display-name="Перечень_элементов.B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103" style:display-name="Перечень_элементов.103" style:family="table-row">
      <style:table-row-properties style:row-height="0.801cm"/>
    </style:style>
    <style:style style:name="Перечень_5f_элементов.134" style:display-name="Перечень_элементов.134" style:family="table-row">
      <style:table-row-properties style:row-height="0.834cm"/>
    </style:style>
    <style:style style:name="P1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P2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P3" style:family="paragraph" style:parent-style-name="Значение_20_графы_20_форматной_20_рамки">
      <style:text-properties fo:font-size="18pt" officeooo:rsid="009f79a6" officeooo:paragraph-rsid="009f79a6" style:font-size-asian="18pt" style:font-size-complex="18pt" style:text-scale="100%"/>
    </style:style>
    <style:style style:name="P4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P5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7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P8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9" style:family="paragraph" style:parent-style-name="Значение_20_графы_20_форматной_20_рамки">
      <style:paragraph-properties fo:margin-left="0.049cm" fo:margin-right="0cm" fo:text-align="center" style:justify-single-word="false" fo:text-indent="0cm" style:auto-text-indent="false"/>
      <style:text-properties officeooo:rsid="009f79a6" officeooo:paragraph-rsid="009f79a6" style:text-scale="100%"/>
    </style:style>
    <style:style style:name="P10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P11" style:family="paragraph" style:parent-style-name="Заголовок_20_графы_20_форматной_20_рамки">
      <style:text-properties style:text-scale="90%"/>
    </style:style>
    <style:style style:name="P12" style:family="paragraph" style:parent-style-name="Значение_20_графы_20_форматной_20_рамки_20__28_повёрнуто_29_">
      <style:text-properties fo:font-size="16pt" style:text-scale="100%"/>
    </style:style>
    <style:style style:name="P13" style:family="paragraph" style:parent-style-name="Кол.">
      <style:text-properties officeooo:rsid="009e82b6" officeooo:paragraph-rsid="009e82b6" style:text-scale="100%"/>
    </style:style>
    <style:style style:name="P14" style:family="paragraph" style:parent-style-name="Кол.">
      <style:text-properties officeooo:rsid="00a213c5" officeooo:paragraph-rsid="00a213c5" style:text-scale="100%"/>
    </style:style>
    <style:style style:name="P15" style:family="paragraph" style:parent-style-name="Кол.">
      <style:text-properties officeooo:rsid="00a081b9" officeooo:paragraph-rsid="00a081b9" style:text-scale="100%"/>
    </style:style>
    <style:style style:name="P16" style:family="paragraph" style:parent-style-name="Кол.">
      <style:text-properties officeooo:rsid="00a0c53c" officeooo:paragraph-rsid="00a0c53c" style:text-scale="100%"/>
    </style:style>
    <style:style style:name="P17" style:family="paragraph" style:parent-style-name="Кол.">
      <style:text-properties officeooo:rsid="00a17631" officeooo:paragraph-rsid="00a17631" style:text-scale="100%"/>
    </style:style>
    <style:style style:name="P18" style:family="paragraph" style:parent-style-name="Кол.">
      <style:text-properties officeooo:rsid="009f79a6" officeooo:paragraph-rsid="009f79a6" style:text-scale="100%"/>
    </style:style>
    <style:style style:name="P19" style:family="paragraph" style:parent-style-name="Кол.">
      <style:text-properties officeooo:rsid="00a8c826" officeooo:paragraph-rsid="00a8c826" style:text-scale="100%"/>
    </style:style>
    <style:style style:name="P20" style:family="paragraph" style:parent-style-name="Кол.">
      <style:text-properties officeooo:rsid="00b3f046" officeooo:paragraph-rsid="00b3f046" style:text-scale="100%"/>
    </style:style>
    <style:style style:name="P21" style:family="paragraph" style:parent-style-name="Кол.">
      <style:text-properties officeooo:rsid="00b6f410" officeooo:paragraph-rsid="00b6f410" style:text-scale="100%"/>
    </style:style>
    <style:style style:name="P22" style:family="paragraph" style:parent-style-name="Кол.">
      <style:text-properties officeooo:rsid="00cbec62" officeooo:paragraph-rsid="00cbec62" style:text-scale="100%"/>
    </style:style>
    <style:style style:name="P23" style:family="paragraph" style:parent-style-name="Кол.">
      <style:text-properties officeooo:rsid="00d051ee" officeooo:paragraph-rsid="00d051ee" style:text-scale="100%"/>
    </style:style>
    <style:style style:name="P24" style:family="paragraph" style:parent-style-name="Кол.">
      <style:text-properties officeooo:rsid="00d0e4cb" officeooo:paragraph-rsid="00d0e4cb" style:text-scale="100%"/>
    </style:style>
    <style:style style:name="P25" style:family="paragraph" style:parent-style-name="Кол.">
      <style:text-properties officeooo:rsid="00d3a259" officeooo:paragraph-rsid="00d3a259" style:text-scale="100%"/>
    </style:style>
    <style:style style:name="P26" style:family="paragraph" style:parent-style-name="Кол.">
      <style:text-properties officeooo:rsid="00d4f3ae" officeooo:paragraph-rsid="00d4f3ae" style:text-scale="100%"/>
    </style:style>
    <style:style style:name="P27" style:family="paragraph" style:parent-style-name="Кол.">
      <style:text-properties officeooo:rsid="00d562c2" officeooo:paragraph-rsid="00d562c2" style:text-scale="100%"/>
    </style:style>
    <style:style style:name="P28" style:family="paragraph" style:parent-style-name="Кол.">
      <style:text-properties style:font-name="OpenGost Type B TT" fo:font-size="16pt" fo:language="ru" fo:country="RU" fo:font-style="normal" officeooo:rsid="00a081b9" officeooo:paragraph-rsid="00a081b9" style:text-scale="100%"/>
    </style:style>
    <style:style style:name="P29" style:family="paragraph" style:parent-style-name="Кол.">
      <style:text-properties style:font-name="OpenGost Type B TT" fo:font-size="16pt" fo:language="ru" fo:country="RU" fo:font-style="normal" officeooo:rsid="00a6f1c5" officeooo:paragraph-rsid="00a6f1c5" style:text-scale="100%"/>
    </style:style>
    <style:style style:name="P30" style:family="paragraph" style:parent-style-name="Кол.">
      <style:text-properties style:font-name="OpenGost Type B TT" fo:font-size="16pt" fo:language="ru" fo:country="RU" fo:font-style="normal" officeooo:rsid="00b4e8de" officeooo:paragraph-rsid="00b4e8de" style:text-scale="100%"/>
    </style:style>
    <style:style style:name="P31" style:family="paragraph" style:parent-style-name="Кол.">
      <style:text-properties style:font-name="OpenGost Type B TT" fo:font-size="16pt" fo:language="ru" fo:country="RU" fo:font-style="normal" officeooo:rsid="00c1be75" officeooo:paragraph-rsid="00c1be75" style:text-scale="100%"/>
    </style:style>
    <style:style style:name="P32" style:family="paragraph" style:parent-style-name="Кол.">
      <style:text-properties style:font-name="OpenGost Type B TT" fo:font-size="16pt" fo:language="ru" fo:country="RU" fo:font-style="normal" officeooo:rsid="00c21e68" officeooo:paragraph-rsid="00c21e68" style:text-scale="100%"/>
    </style:style>
    <style:style style:name="P33" style:family="paragraph" style:parent-style-name="Кол.">
      <style:text-properties style:font-name="OpenGost Type B TT" fo:font-size="16pt" fo:language="ru" fo:country="RU" fo:font-style="normal" officeooo:rsid="00c50c68" officeooo:paragraph-rsid="00c50c68" style:text-scale="100%"/>
    </style:style>
    <style:style style:name="P34" style:family="paragraph" style:parent-style-name="Кол.">
      <style:text-properties style:font-name="OpenGost Type B TT" fo:font-size="16pt" fo:language="ru" fo:country="RU" fo:font-style="normal" officeooo:rsid="00c72b5b" officeooo:paragraph-rsid="00c72b5b" style:text-scale="100%"/>
    </style:style>
    <style:style style:name="P35" style:family="paragraph" style:parent-style-name="Кол.">
      <style:text-properties style:font-name="OpenGost Type B TT" fo:font-size="16pt" fo:language="ru" fo:country="RU" fo:font-style="normal" officeooo:rsid="00cb4133" officeooo:paragraph-rsid="00cb4133" style:text-scale="100%"/>
    </style:style>
    <style:style style:name="P36" style:family="paragraph" style:parent-style-name="Кол.">
      <style:text-properties style:font-name="OpenGost Type B TT" fo:font-size="16pt" fo:language="ru" fo:country="RU" fo:font-style="normal" officeooo:rsid="00d385e2" officeooo:paragraph-rsid="00d385e2" style:text-scale="100%"/>
    </style:style>
    <style:style style:name="P37" style:family="paragraph" style:parent-style-name="Кол.">
      <style:text-properties style:font-name="OpenGost Type B TT" fo:font-size="16pt" fo:language="ru" fo:country="RU" fo:font-style="normal" officeooo:rsid="00d562c2" officeooo:paragraph-rsid="00d562c2" style:text-scale="100%"/>
    </style:style>
    <style:style style:name="P38" style:family="paragraph" style:parent-style-name="Кол.">
      <style:text-properties style:font-name="OpenGost Type B TT" fo:font-size="16pt" fo:language="ru" fo:country="RU" fo:font-style="normal" officeooo:rsid="00d627bb" officeooo:paragraph-rsid="00d627bb" style:text-scale="100%"/>
    </style:style>
    <style:style style:name="P39" style:family="paragraph" style:parent-style-name="Кол.">
      <style:text-properties style:font-name="OpenGost Type B TT" fo:font-size="16pt" fo:language="ru" fo:country="RU" fo:font-style="normal" officeooo:rsid="00d7bfc3" officeooo:paragraph-rsid="00d7bfc3" style:text-scale="100%"/>
    </style:style>
    <style:style style:name="P40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9e82b6" officeooo:paragraph-rsid="009e82b6" style:text-scale="100%"/>
    </style:style>
    <style:style style:name="P41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213c5" officeooo:paragraph-rsid="00a213c5" style:text-scale="100%"/>
    </style:style>
    <style:style style:name="P42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213c5" officeooo:paragraph-rsid="00d562c2" style:text-scale="100%"/>
    </style:style>
    <style:style style:name="P43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081b9" officeooo:paragraph-rsid="00a081b9" style:text-scale="100%"/>
    </style:style>
    <style:style style:name="P44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0c53c" officeooo:paragraph-rsid="00a0c53c" style:text-scale="100%"/>
    </style:style>
    <style:style style:name="P45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17631" officeooo:paragraph-rsid="00a17631" style:text-scale="100%"/>
    </style:style>
    <style:style style:name="P46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17631" officeooo:paragraph-rsid="00d562c2" style:text-scale="100%"/>
    </style:style>
    <style:style style:name="P4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6f1c5" officeooo:paragraph-rsid="00a6f1c5" style:text-scale="100%"/>
    </style:style>
    <style:style style:name="P48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6f1c5" officeooo:paragraph-rsid="00d562c2" style:text-scale="100%"/>
    </style:style>
    <style:style style:name="P49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a991e" officeooo:paragraph-rsid="00aa991e" style:text-scale="100%"/>
    </style:style>
    <style:style style:name="P50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8c826" officeooo:paragraph-rsid="00a8c826" style:text-scale="100%"/>
    </style:style>
    <style:style style:name="P51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9f79a6" officeooo:paragraph-rsid="009f79a6" style:text-scale="100%"/>
    </style:style>
    <style:style style:name="P52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3f046" officeooo:paragraph-rsid="00b3f046" style:text-scale="100%"/>
    </style:style>
    <style:style style:name="P53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4e8de" officeooo:paragraph-rsid="00b4e8de" style:text-scale="100%"/>
    </style:style>
    <style:style style:name="P54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5f0b0" officeooo:paragraph-rsid="00b5f0b0" style:text-scale="100%"/>
    </style:style>
    <style:style style:name="P55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6ce6e" officeooo:paragraph-rsid="00b6ce6e" style:text-scale="100%"/>
    </style:style>
    <style:style style:name="P56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1be75" officeooo:paragraph-rsid="00c1be75" style:text-scale="100%"/>
    </style:style>
    <style:style style:name="P5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21e68" officeooo:paragraph-rsid="00c21e68" style:text-scale="100%"/>
    </style:style>
    <style:style style:name="P58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3f5c5" officeooo:paragraph-rsid="00c3f5c5" style:text-scale="100%"/>
    </style:style>
    <style:style style:name="P59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93f32" officeooo:paragraph-rsid="00c93f32" style:text-scale="100%"/>
    </style:style>
    <style:style style:name="P60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e58b1" officeooo:paragraph-rsid="00ce58b1" style:text-scale="100%"/>
    </style:style>
    <style:style style:name="P61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d051ee" officeooo:paragraph-rsid="00d051ee" style:text-scale="100%"/>
    </style:style>
    <style:style style:name="P62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d0e4cb" officeooo:paragraph-rsid="00d0e4cb" style:text-scale="100%"/>
    </style:style>
    <style:style style:name="P63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6f410" officeooo:paragraph-rsid="00d562c2" style:text-scale="100%"/>
    </style:style>
    <style:style style:name="P64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d7bfc3" officeooo:paragraph-rsid="00d7bfc3" style:text-scale="100%"/>
    </style:style>
    <style:style style:name="P65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bec62" officeooo:paragraph-rsid="00d562c2" style:text-scale="87%"/>
    </style:style>
    <style:style style:name="P66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17631" officeooo:paragraph-rsid="00d562c2" style:text-scale="94%"/>
    </style:style>
    <style:style style:name="P6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a081b9"/>
    </style:style>
    <style:style style:name="P68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9f79a6"/>
    </style:style>
    <style:style style:name="P69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b4e8de"/>
    </style:style>
    <style:style style:name="P70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a17631" style:text-scale="100%"/>
    </style:style>
    <style:style style:name="P71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c1be75" style:text-scale="100%"/>
    </style:style>
    <style:style style:name="P72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9e82b6" style:text-scale="100%"/>
    </style:style>
    <style:style style:name="P73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aa991e" style:text-scale="100%"/>
    </style:style>
    <style:style style:name="P74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d562c2" style:text-scale="100%"/>
    </style:style>
    <style:style style:name="P75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9e82b6" officeooo:paragraph-rsid="009e82b6" style:text-scale="100%"/>
    </style:style>
    <style:style style:name="P76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a213c5" officeooo:paragraph-rsid="00a213c5" style:text-scale="100%"/>
    </style:style>
    <style:style style:name="P77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a081b9" officeooo:paragraph-rsid="00a081b9" style:text-scale="100%"/>
    </style:style>
    <style:style style:name="P78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a0c53c" officeooo:paragraph-rsid="00a0c53c" style:text-scale="100%"/>
    </style:style>
    <style:style style:name="P79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a6f1c5" officeooo:paragraph-rsid="00a6f1c5" style:text-scale="100%"/>
    </style:style>
    <style:style style:name="P80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a5c17f" officeooo:paragraph-rsid="00a5c17f" style:text-scale="100%"/>
    </style:style>
    <style:style style:name="P81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9f79a6" officeooo:paragraph-rsid="009f79a6" style:text-scale="100%"/>
    </style:style>
    <style:style style:name="P82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c72b5b" officeooo:paragraph-rsid="00c72b5b" style:text-scale="100%"/>
    </style:style>
    <style:style style:name="P83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c93f32" officeooo:paragraph-rsid="00c93f32" style:text-scale="100%"/>
    </style:style>
    <style:style style:name="P84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cbec62" officeooo:paragraph-rsid="00cbec62" style:text-scale="100%"/>
    </style:style>
    <style:style style:name="P85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ce58b1" officeooo:paragraph-rsid="00ce58b1" style:text-scale="100%"/>
    </style:style>
    <style:style style:name="P86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d051ee" officeooo:paragraph-rsid="00d051ee" style:text-scale="100%"/>
    </style:style>
    <style:style style:name="P87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d0e4cb" officeooo:paragraph-rsid="00d0e4cb" style:text-scale="100%"/>
    </style:style>
    <style:style style:name="P88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d7bfc3" officeooo:paragraph-rsid="00d7bfc3" style:text-scale="100%"/>
    </style:style>
    <style:style style:name="P89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officeooo:paragraph-rsid="00c93f32" style:text-scale="100%"/>
    </style:style>
    <style:style style:name="P90" style:family="paragraph" style:parent-style-name="Заголовок_20_графы_20_таблицы">
      <style:text-properties style:text-scale="100%"/>
    </style:style>
    <style:style style:name="P91" style:family="paragraph" style:parent-style-name="Заголовок_20_графы_20_таблицы">
      <style:paragraph-properties fo:line-height="80%"/>
      <style:text-properties style:text-scale="100%"/>
    </style:style>
    <style:style style:name="P92" style:family="paragraph" style:parent-style-name="Примечание">
      <style:text-properties officeooo:rsid="009e82b6" officeooo:paragraph-rsid="009e82b6" style:text-scale="100%"/>
    </style:style>
    <style:style style:name="P93" style:family="paragraph" style:parent-style-name="Примечание">
      <style:text-properties officeooo:rsid="00c93f32" officeooo:paragraph-rsid="00c93f32" style:text-scale="100%"/>
    </style:style>
    <style:style style:name="P94" style:family="paragraph" style:parent-style-name="Примечание">
      <style:text-properties officeooo:rsid="00ce58b1" officeooo:paragraph-rsid="00ce58b1" style:text-scale="100%"/>
    </style:style>
    <style:style style:name="P95" style:family="paragraph" style:parent-style-name="Примечание">
      <style:text-properties officeooo:rsid="00a213c5" officeooo:paragraph-rsid="00a213c5" style:text-scale="80%"/>
    </style:style>
    <style:style style:name="P96" style:family="paragraph" style:parent-style-name="Пустой" style:master-page-name="Первый_20_лист_20_1">
      <style:paragraph-properties style:page-number="auto"/>
    </style:style>
    <style:style style:name="P97" style:family="paragraph" style:parent-style-name="Кол.">
      <style:text-properties officeooo:rsid="00d9cda4" officeooo:paragraph-rsid="00d9cda4" style:text-scale="100%"/>
    </style:style>
    <style:style style:name="P98" style:family="paragraph" style:parent-style-name="Кол.">
      <style:text-properties officeooo:rsid="00a17631" officeooo:paragraph-rsid="00a17631" style:text-scale="100%"/>
    </style:style>
    <style:style style:name="P99" style:family="paragraph" style:parent-style-name="Кол.">
      <style:text-properties officeooo:rsid="00a8c826" officeooo:paragraph-rsid="00a8c826" style:text-scale="100%"/>
    </style:style>
    <style:style style:name="P100" style:family="paragraph" style:parent-style-name="Кол.">
      <style:text-properties officeooo:rsid="00a213c5" officeooo:paragraph-rsid="00a213c5" style:text-scale="100%"/>
    </style:style>
    <style:style style:name="P101" style:family="paragraph" style:parent-style-name="Кол.">
      <style:text-properties officeooo:rsid="00b3f046" officeooo:paragraph-rsid="00b3f046" style:text-scale="100%"/>
    </style:style>
    <style:style style:name="P102" style:family="paragraph" style:parent-style-name="Кол.">
      <style:text-properties officeooo:rsid="009f79a6" officeooo:paragraph-rsid="009f79a6" style:text-scale="100%"/>
    </style:style>
    <style:style style:name="P103" style:family="paragraph" style:parent-style-name="Кол.">
      <style:text-properties officeooo:rsid="00a081b9" officeooo:paragraph-rsid="00a081b9" style:text-scale="100%"/>
    </style:style>
    <style:style style:name="P104" style:family="paragraph" style:parent-style-name="Кол.">
      <style:text-properties officeooo:rsid="009e82b6" officeooo:paragraph-rsid="009e82b6" style:text-scale="100%"/>
    </style:style>
    <style:style style:name="P105" style:family="paragraph" style:parent-style-name="Кол.">
      <style:text-properties officeooo:rsid="00d0e4cb" officeooo:paragraph-rsid="00d0e4cb" style:text-scale="100%"/>
    </style:style>
    <style:style style:name="P106" style:family="paragraph" style:parent-style-name="Кол.">
      <style:text-properties officeooo:rsid="00d051ee" officeooo:paragraph-rsid="00d051ee" style:text-scale="100%"/>
    </style:style>
    <style:style style:name="P107" style:family="paragraph" style:parent-style-name="Кол.">
      <style:text-properties officeooo:rsid="00a0c53c" officeooo:paragraph-rsid="00a0c53c" style:text-scale="100%"/>
    </style:style>
    <style:style style:name="P108" style:family="paragraph" style:parent-style-name="Кол.">
      <style:text-properties officeooo:rsid="00b6f410" officeooo:paragraph-rsid="00b6f410" style:text-scale="100%"/>
    </style:style>
    <style:style style:name="P109" style:family="paragraph" style:parent-style-name="Кол.">
      <style:text-properties officeooo:rsid="00d3a259" officeooo:paragraph-rsid="00d3a259" style:text-scale="100%"/>
    </style:style>
    <style:style style:name="P110" style:family="paragraph" style:parent-style-name="Кол.">
      <style:text-properties officeooo:rsid="00d562c2" officeooo:paragraph-rsid="00d562c2" style:text-scale="100%"/>
    </style:style>
    <style:style style:name="P111" style:family="paragraph" style:parent-style-name="Кол.">
      <style:text-properties officeooo:rsid="00cbec62" officeooo:paragraph-rsid="00cbec62" style:text-scale="100%"/>
    </style:style>
    <style:style style:name="P112" style:family="paragraph" style:parent-style-name="Кол.">
      <style:text-properties style:font-name="OpenGost Type B TT" fo:font-size="16pt" fo:language="ru" fo:country="RU" fo:font-style="normal" officeooo:rsid="00a6f1c5" officeooo:paragraph-rsid="00a6f1c5" style:text-scale="100%"/>
    </style:style>
    <style:style style:name="P113" style:family="paragraph" style:parent-style-name="Кол.">
      <style:text-properties style:font-name="OpenGost Type B TT" fo:font-size="16pt" fo:language="ru" fo:country="RU" fo:font-style="normal" officeooo:rsid="00c72b5b" officeooo:paragraph-rsid="00c72b5b" style:text-scale="100%"/>
    </style:style>
    <style:style style:name="P114" style:family="paragraph" style:parent-style-name="Кол.">
      <style:text-properties style:font-name="OpenGost Type B TT" fo:font-size="16pt" fo:language="ru" fo:country="RU" fo:font-style="normal" officeooo:rsid="00d627bb" officeooo:paragraph-rsid="00d627bb" style:text-scale="100%"/>
    </style:style>
    <style:style style:name="P115" style:family="paragraph" style:parent-style-name="Кол.">
      <style:text-properties style:font-name="OpenGost Type B TT" fo:font-size="16pt" fo:language="ru" fo:country="RU" fo:font-style="normal" officeooo:rsid="00c21e68" officeooo:paragraph-rsid="00c21e68" style:text-scale="100%"/>
    </style:style>
    <style:style style:name="P116" style:family="paragraph" style:parent-style-name="Кол.">
      <style:text-properties style:font-name="OpenGost Type B TT" fo:font-size="16pt" fo:language="ru" fo:country="RU" fo:font-style="normal" officeooo:rsid="00c1be75" officeooo:paragraph-rsid="00c1be75" style:text-scale="100%"/>
    </style:style>
    <style:style style:name="P117" style:family="paragraph" style:parent-style-name="Кол.">
      <style:text-properties style:font-name="OpenGost Type B TT" fo:font-size="16pt" fo:language="ru" fo:country="RU" fo:font-style="normal" officeooo:rsid="00d385e2" officeooo:paragraph-rsid="00d385e2" style:text-scale="100%"/>
    </style:style>
    <style:style style:name="P118" style:family="paragraph" style:parent-style-name="Кол.">
      <style:text-properties style:font-name="OpenGost Type B TT" fo:font-size="16pt" fo:language="ru" fo:country="RU" fo:font-style="normal" officeooo:rsid="00d562c2" officeooo:paragraph-rsid="00d562c2" style:text-scale="100%"/>
    </style:style>
    <style:style style:name="P119" style:family="paragraph" style:parent-style-name="Кол.">
      <style:text-properties style:font-name="OpenGost Type B TT" fo:font-size="16pt" fo:language="ru" fo:country="RU" fo:font-style="normal" officeooo:rsid="00d7bfc3" officeooo:paragraph-rsid="00d7bfc3" style:text-scale="100%"/>
    </style:style>
    <style:style style:name="P120" style:family="paragraph" style:parent-style-name="Кол.">
      <style:text-properties style:font-name="OpenGost Type B TT" fo:font-size="16pt" fo:language="ru" fo:country="RU" fo:font-style="normal" officeooo:rsid="00a081b9" officeooo:paragraph-rsid="00a081b9" style:text-scale="100%"/>
    </style:style>
    <style:style style:name="P121" style:family="paragraph" style:parent-style-name="Кол.">
      <style:text-properties style:font-name="OpenGost Type B TT" fo:font-size="16pt" fo:language="ru" fo:country="RU" fo:font-style="normal" officeooo:rsid="00d3a259" officeooo:paragraph-rsid="00d3a259" fo:background-color="#ffff00" style:text-scale="100%"/>
    </style:style>
    <style:style style:name="P122" style:family="paragraph" style:parent-style-name="Кол.">
      <style:text-properties officeooo:rsid="00a17631" officeooo:paragraph-rsid="00a17631" fo:background-color="#ffff00" style:text-scale="100%"/>
    </style:style>
    <style:style style:name="P123" style:family="paragraph" style:parent-style-name="Кол.">
      <style:text-properties officeooo:rsid="009e82b6" officeooo:paragraph-rsid="009e82b6" fo:background-color="#ffff00" style:text-scale="100%"/>
    </style:style>
    <style:style style:name="P124" style:family="paragraph" style:parent-style-name="Кол.">
      <style:text-properties officeooo:rsid="009e82b6" officeooo:paragraph-rsid="009e82b6" fo:background-color="transparent" style:text-scale="100%"/>
    </style:style>
    <style:style style:name="P125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solid" style:text-underline-width="auto" style:text-underline-color="font-color" officeooo:rsid="00d9cda4" officeooo:paragraph-rsid="00d9cda4" style:text-scale="100%"/>
    </style:style>
    <style:style style:name="P126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style:text-underline-style="solid" style:text-underline-width="auto" style:text-underline-color="font-color" officeooo:rsid="00daf230" officeooo:paragraph-rsid="00daf230" style:text-scale="100%"/>
    </style:style>
    <style:style style:name="P12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17631" officeooo:paragraph-rsid="00a17631" style:text-scale="100%"/>
    </style:style>
    <style:style style:name="P128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17631" officeooo:paragraph-rsid="00d562c2" style:text-scale="100%"/>
    </style:style>
    <style:style style:name="P129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8c826" officeooo:paragraph-rsid="00a8c826" style:text-scale="100%"/>
    </style:style>
    <style:style style:name="P130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6f1c5" officeooo:paragraph-rsid="00a6f1c5" style:text-scale="100%"/>
    </style:style>
    <style:style style:name="P131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6f1c5" officeooo:paragraph-rsid="00d562c2" style:text-scale="100%"/>
    </style:style>
    <style:style style:name="P132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a991e" officeooo:paragraph-rsid="00aa991e" style:text-scale="100%"/>
    </style:style>
    <style:style style:name="P133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213c5" officeooo:paragraph-rsid="00d562c2" style:text-scale="100%"/>
    </style:style>
    <style:style style:name="P134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213c5" officeooo:paragraph-rsid="00a213c5" style:text-scale="100%"/>
    </style:style>
    <style:style style:name="P135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e58b1" officeooo:paragraph-rsid="00ce58b1" style:text-scale="100%"/>
    </style:style>
    <style:style style:name="P136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3f046" officeooo:paragraph-rsid="00b3f046" style:text-scale="100%"/>
    </style:style>
    <style:style style:name="P13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081b9" officeooo:paragraph-rsid="00a081b9" style:text-scale="100%"/>
    </style:style>
    <style:style style:name="P138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9e82b6" officeooo:paragraph-rsid="009e82b6" style:text-scale="100%"/>
    </style:style>
    <style:style style:name="P139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d0e4cb" officeooo:paragraph-rsid="00d0e4cb" style:text-scale="100%"/>
    </style:style>
    <style:style style:name="P140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21e68" officeooo:paragraph-rsid="00c21e68" style:text-scale="100%"/>
    </style:style>
    <style:style style:name="P141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1be75" officeooo:paragraph-rsid="00c1be75" style:text-scale="100%"/>
    </style:style>
    <style:style style:name="P142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d051ee" officeooo:paragraph-rsid="00d051ee" style:text-scale="100%"/>
    </style:style>
    <style:style style:name="P143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0c53c" officeooo:paragraph-rsid="00a0c53c" style:text-scale="100%"/>
    </style:style>
    <style:style style:name="P144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6f410" officeooo:paragraph-rsid="00d562c2" style:text-scale="100%"/>
    </style:style>
    <style:style style:name="P145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9f79a6" officeooo:paragraph-rsid="009f79a6" style:text-scale="100%"/>
    </style:style>
    <style:style style:name="P146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93f32" officeooo:paragraph-rsid="00c93f32" style:text-scale="100%"/>
    </style:style>
    <style:style style:name="P14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6ce6e" officeooo:paragraph-rsid="00b6ce6e" style:text-scale="100%"/>
    </style:style>
    <style:style style:name="P148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4e8de" officeooo:paragraph-rsid="00b4e8de" style:text-scale="100%"/>
    </style:style>
    <style:style style:name="P149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d7bfc3" officeooo:paragraph-rsid="00d7bfc3" style:text-scale="100%"/>
    </style:style>
    <style:style style:name="P150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d9cda4" officeooo:paragraph-rsid="00d9cda4" fo:background-color="#ffff00" style:text-scale="100%"/>
    </style:style>
    <style:style style:name="P151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9e82b6" officeooo:paragraph-rsid="00d562c2" fo:background-color="#ffff00" style:text-scale="100%"/>
    </style:style>
    <style:style style:name="P152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213c5" officeooo:paragraph-rsid="00d562c2" fo:background-color="#ffff00" style:text-scale="100%"/>
    </style:style>
    <style:style style:name="P153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17631" officeooo:paragraph-rsid="00d562c2" style:text-scale="94%"/>
    </style:style>
    <style:style style:name="P154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cbec62" officeooo:paragraph-rsid="00d562c2" style:text-scale="87%"/>
    </style:style>
    <style:style style:name="P155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9e82b6" officeooo:paragraph-rsid="00d562c2" fo:background-color="transparent" style:text-scale="100%"/>
    </style:style>
    <style:style style:name="P156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officeooo:rsid="00d9cda4" officeooo:paragraph-rsid="00d9cda4" style:text-scale="100%"/>
    </style:style>
    <style:style style:name="P157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officeooo:rsid="00da18ab" officeooo:paragraph-rsid="00da18ab" style:text-scale="100%"/>
    </style:style>
    <style:style style:name="P158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font-size="16pt" fo:language="ru" fo:country="RU" fo:font-style="normal" officeooo:rsid="00daf230" officeooo:paragraph-rsid="00daf230" style:text-scale="100%"/>
    </style:style>
    <style:style style:name="P159" style:family="paragraph" style:parent-style-name="Наименование">
      <style:paragraph-properties fo:margin-left="0cm" fo:margin-right="0cm" fo:line-height="100%" fo:text-align="start" style:justify-single-word="false" fo:orphans="0" fo:widows="0" fo:text-indent="0cm" style:auto-text-indent="false"/>
      <style:text-properties style:font-name="OpenGost Type B TT" fo:language="ru" fo:country="RU" fo:font-style="normal" style:text-underline-style="none" officeooo:paragraph-rsid="00d562c2" fo:background-color="#ffff00" style:text-scale="100%"/>
    </style:style>
    <style:style style:name="P160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aa991e" style:text-scale="100%"/>
    </style:style>
    <style:style style:name="P161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d562c2" style:text-scale="100%"/>
    </style:style>
    <style:style style:name="P162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9e82b6" style:text-scale="100%"/>
    </style:style>
    <style:style style:name="P163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a17631" style:text-scale="100%"/>
    </style:style>
    <style:style style:name="P164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a081b9"/>
    </style:style>
    <style:style style:name="P165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b4e8de"/>
    </style:style>
    <style:style style:name="P166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fo:font-size="16pt" officeooo:paragraph-rsid="00da18ab" style:font-size-asian="16pt" style:font-size-complex="16pt"/>
    </style:style>
    <style:style style:name="P167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a17631" officeooo:paragraph-rsid="00a17631" style:text-scale="100%"/>
    </style:style>
    <style:style style:name="P168" style:family="paragraph" style:parent-style-name="Поз._20_обозначение">
      <style:paragraph-properties fo:margin-left="0cm" fo:margin-right="0cm" fo:line-height="100%" fo:text-align="center" style:justify-single-word="false" fo:orphans="0" fo:widows="0" fo:text-indent="0cm" style:auto-text-indent="false"/>
      <style:text-properties style:font-name="OpenGost Type B TT" fo:font-size="16pt" fo:language="ru" fo:country="RU" fo:font-style="normal" officeooo:rsid="00d9cda4" officeooo:paragraph-rsid="00d9cda4" style:text-scale="100%"/>
    </style:style>
    <style:style style:name="P169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c72b5b" officeooo:paragraph-rsid="00c72b5b" style:text-scale="100%"/>
    </style:style>
    <style:style style:name="P170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def160" officeooo:paragraph-rsid="00def160" style:text-scale="100%"/>
    </style:style>
    <style:style style:name="P171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a17631" officeooo:paragraph-rsid="00a17631" fo:background-color="#ffff00" style:text-scale="100%"/>
    </style:style>
    <style:style style:name="P172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c72b5b" officeooo:paragraph-rsid="00c72b5b" fo:background-color="#ffff00" style:text-scale="100%"/>
    </style:style>
    <style:style style:name="P173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daf230" officeooo:paragraph-rsid="00daf230" style:text-scale="100%"/>
    </style:style>
    <style:style style:name="P174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def160" officeooo:paragraph-rsid="00def160" style:text-scale="100%"/>
    </style:style>
    <style:style style:name="P175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c72b5b" officeooo:paragraph-rsid="00c72b5b" fo:background-color="transparent" style:text-scale="100%"/>
    </style:style>
    <style:style style:name="P176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c72b5b" officeooo:paragraph-rsid="00c72b5b" style:font-size-asian="16pt" style:font-size-complex="16pt" style:text-scale="100%"/>
    </style:style>
    <style:style style:name="P177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officeooo:paragraph-rsid="00daf230"/>
    </style:style>
    <style:style style:name="P178" style:family="paragraph" style:parent-style-name="Примечание">
      <style:text-properties fo:font-size="15pt" officeooo:rsid="00d9cda4" officeooo:paragraph-rsid="00d9cda4" style:font-size-asian="15pt" style:font-size-complex="15pt"/>
    </style:style>
    <style:style style:name="P179" style:family="paragraph" style:parent-style-name="Примечание">
      <style:text-properties fo:background-color="#ffff00"/>
    </style:style>
    <style:style style:name="P180" style:family="paragraph" style:parent-style-name="Примечание">
      <style:text-properties officeooo:rsid="00a213c5" officeooo:paragraph-rsid="00a213c5" style:text-scale="80%"/>
    </style:style>
    <style:style style:name="P181" style:family="paragraph" style:parent-style-name="Примечание">
      <style:text-properties officeooo:rsid="00ce58b1" officeooo:paragraph-rsid="00ce58b1" style:text-scale="100%"/>
    </style:style>
    <style:style style:name="P182" style:family="paragraph" style:parent-style-name="Примечание">
      <style:text-properties officeooo:rsid="00c93f32" officeooo:paragraph-rsid="00c93f32" style:text-scale="100%"/>
    </style:style>
    <style:style style:name="P183" style:family="paragraph" style:parent-style-name="Примечание">
      <style:text-properties officeooo:rsid="009e82b6" officeooo:paragraph-rsid="009e82b6" style:text-scale="100%"/>
    </style:style>
    <style:style style:name="P184" style:family="paragraph" style:parent-style-name="Примечание">
      <style:text-properties fo:background-color="transparent"/>
    </style:style>
    <style:style style:name="T1" style:family="text">
      <style:text-properties style:font-name="OpenGost Type B TT" fo:font-size="16pt" fo:language="ru" fo:country="RU" fo:font-style="normal" style:text-underline-style="none" officeooo:rsid="00b176e6" style:text-scale="100%"/>
    </style:style>
    <style:style style:name="T2" style:family="text">
      <style:text-properties style:font-name="OpenGost Type B TT" fo:font-size="16pt" fo:language="ru" fo:country="RU" fo:font-style="normal" style:text-underline-style="none" officeooo:rsid="00a081b9" style:text-scale="100%"/>
    </style:style>
    <style:style style:name="T3" style:family="text">
      <style:text-properties style:font-name="OpenGost Type B TT" fo:font-size="16pt" fo:language="ru" fo:country="RU" fo:font-style="normal" style:text-underline-style="none" officeooo:rsid="00b4e8de" style:text-scale="100%"/>
    </style:style>
    <style:style style:name="T4" style:family="text">
      <style:text-properties style:font-name="OpenGost Type B TT" fo:font-size="16pt" fo:language="ru" fo:country="RU" fo:font-style="normal" style:text-underline-style="none" officeooo:rsid="00b715e8" style:text-scale="100%"/>
    </style:style>
    <style:style style:name="T5" style:family="text">
      <style:text-properties style:font-name="OpenGost Type B TT" fo:font-size="16pt" fo:language="ru" fo:country="RU" fo:font-style="normal" style:text-underline-style="none" officeooo:rsid="00daf230" style:text-scale="100%"/>
    </style:style>
    <style:style style:name="T6" style:family="text">
      <style:text-properties style:font-name="OpenGost Type B TT" fo:font-size="16pt" fo:language="ru" fo:country="RU" fo:font-style="normal" style:text-underline-style="none" officeooo:rsid="00def160" style:text-scale="100%"/>
    </style:style>
    <style:style style:name="T7" style:family="text">
      <style:text-properties style:font-name="OpenGost Type B TT" fo:font-size="16pt" fo:language="ru" fo:country="RU" fo:font-style="normal" style:text-underline-style="none" officeooo:rsid="00a17631"/>
    </style:style>
    <style:style style:name="T8" style:family="text">
      <style:text-properties style:font-name="OpenGost Type B TT" fo:font-size="16pt" fo:language="ru" fo:country="RU" fo:font-style="normal" style:text-underline-style="none" officeooo:rsid="00bb22b1"/>
    </style:style>
    <style:style style:name="T9" style:family="text">
      <style:text-properties style:font-name="OpenGost Type B TT" fo:font-size="16pt" fo:language="ru" fo:country="RU" fo:font-style="normal" style:text-underline-style="none" officeooo:rsid="00c1be75"/>
    </style:style>
    <style:style style:name="T10" style:family="text">
      <style:text-properties style:font-name="OpenGost Type B TT" fo:font-size="16pt" fo:language="ru" fo:country="RU" fo:font-style="normal" style:text-underline-style="none" officeooo:rsid="00c50c68"/>
    </style:style>
    <style:style style:name="T11" style:family="text">
      <style:text-properties style:font-name="OpenGost Type B TT" fo:font-size="16pt" fo:language="ru" fo:country="RU" fo:font-style="normal" style:text-underline-style="none" officeooo:rsid="009e82b6"/>
    </style:style>
    <style:style style:name="T12" style:family="text">
      <style:text-properties style:font-name="OpenGost Type B TT" fo:font-size="16pt" fo:language="ru" fo:country="RU" fo:font-style="normal" style:text-underline-style="none" officeooo:rsid="00c5757b"/>
    </style:style>
    <style:style style:name="T13" style:family="text">
      <style:text-properties style:font-name="OpenGost Type B TT" fo:font-size="16pt" fo:language="ru" fo:country="RU" fo:font-style="normal" style:text-underline-style="none" officeooo:rsid="00aa991e"/>
    </style:style>
    <style:style style:name="T14" style:family="text">
      <style:text-properties style:font-name="OpenGost Type B TT" fo:font-size="16pt" fo:language="ru" fo:country="RU" fo:font-style="normal" style:text-underline-style="none" officeooo:rsid="00c72b5b"/>
    </style:style>
    <style:style style:name="T15" style:family="text">
      <style:text-properties style:font-name="OpenGost Type B TT" fo:font-size="16pt" fo:language="ru" fo:country="RU" fo:font-style="normal" style:text-underline-style="none" officeooo:rsid="00cb4133"/>
    </style:style>
    <style:style style:name="T16" style:family="text">
      <style:text-properties style:font-name="OpenGost Type B TT" fo:font-size="16pt" fo:language="ru" fo:country="RU" fo:font-style="normal" style:text-underline-style="none" officeooo:rsid="00b293e5"/>
    </style:style>
    <style:style style:name="T17" style:family="text">
      <style:text-properties style:font-name="OpenGost Type B TT" fo:font-size="16pt" fo:language="ru" fo:country="RU" fo:font-style="normal" style:text-underline-style="none" officeooo:rsid="009f79a6"/>
    </style:style>
    <style:style style:name="T18" style:family="text">
      <style:text-properties style:font-name="OpenGost Type B TT" fo:font-size="16pt" fo:language="ru" fo:country="RU" fo:font-style="normal" officeooo:rsid="00c93f32"/>
    </style:style>
    <style:style style:name="T19" style:family="text">
      <style:text-properties style:font-name="OpenGost Type B TT" fo:font-size="16pt" fo:language="ru" fo:country="RU" fo:font-style="normal" officeooo:rsid="00d627bb"/>
    </style:style>
    <style:style style:name="T20" style:family="text">
      <style:text-properties style:font-name="OpenGost Type B TT" fo:language="ru" fo:country="RU" fo:font-style="normal" style:text-underline-style="solid" style:text-underline-width="auto" style:text-underline-color="font-color" officeooo:rsid="00dbcac7" style:text-scale="100%"/>
    </style:style>
    <style:style style:name="T21" style:family="text">
      <style:text-properties officeooo:rsid="009f79a6"/>
    </style:style>
    <style:style style:name="T22" style:family="text">
      <style:text-properties officeooo:rsid="00a17631"/>
    </style:style>
    <style:style style:name="T23" style:family="text">
      <style:text-properties officeooo:rsid="00a213c5"/>
    </style:style>
    <style:style style:name="T24" style:family="text">
      <style:text-properties officeooo:rsid="00a6f1c5"/>
    </style:style>
    <style:style style:name="T25" style:family="text">
      <style:text-properties officeooo:rsid="00afcd1e"/>
    </style:style>
    <style:style style:name="T26" style:family="text">
      <style:text-properties officeooo:rsid="00b176e6"/>
    </style:style>
    <style:style style:name="T27" style:family="text">
      <style:text-properties officeooo:rsid="00b293e5"/>
    </style:style>
    <style:style style:name="T28" style:family="text">
      <style:text-properties officeooo:rsid="00b715e8"/>
    </style:style>
    <style:style style:name="T29" style:family="text">
      <style:text-properties officeooo:rsid="00bb22b1"/>
    </style:style>
    <style:style style:name="T30" style:family="text">
      <style:text-properties officeooo:rsid="00bbb843"/>
    </style:style>
    <style:style style:name="T31" style:family="text">
      <style:text-properties officeooo:rsid="00c1be75"/>
    </style:style>
    <style:style style:name="T32" style:family="text">
      <style:text-properties officeooo:rsid="00c21e68"/>
    </style:style>
    <style:style style:name="T33" style:family="text">
      <style:text-properties officeooo:rsid="00c72b5b"/>
    </style:style>
    <style:style style:name="T34" style:family="text">
      <style:text-properties officeooo:rsid="00c93f32"/>
    </style:style>
    <style:style style:name="T35" style:family="text">
      <style:text-properties officeooo:rsid="00c9c1b5"/>
    </style:style>
    <style:style style:name="T36" style:family="text">
      <style:text-properties officeooo:rsid="00d385e2"/>
    </style:style>
    <style:style style:name="T37" style:family="text">
      <style:text-properties officeooo:rsid="00d562c2"/>
    </style:style>
    <style:style style:name="T38" style:family="text">
      <style:text-properties officeooo:rsid="00d627bb"/>
    </style:style>
    <style:style style:name="T39" style:family="text">
      <style:text-properties officeooo:rsid="00da18ab" style:text-scale="100%"/>
    </style:style>
    <style:style style:name="T40" style:family="text">
      <style:text-properties officeooo:rsid="00def160"/>
    </style:style>
    <style:style style:name="T41" style:family="text">
      <style:text-properties officeooo:rsid="00e03620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6"/>
      <table:table table:name="Перечень_элементов" table:style-name="Перечень_5f_элементов">
        <table:table-column table:style-name="Перечень_5f_элементов.A"/>
        <table:table-column table:style-name="Перечень_5f_элементов.B"/>
        <table:table-column table:style-name="Перечень_5f_элементов.C"/>
        <table:table-column table:style-name="Перечень_5f_элементов.D"/>
        <table:table-header-rows>
          <table:table-row table:style-name="Перечень_5f_элементов.1">
            <table:table-cell table:style-name="Перечень_5f_элементов.A1" office:value-type="string">
              <text:p text:style-name="P91">Поз.<text:line-break/>обозна-<text:line-break/>чение</text:p>
            </table:table-cell>
            <table:table-cell table:style-name="Перечень_5f_элементов.B1" office:value-type="string">
              <text:p text:style-name="P90">Наименование</text:p>
            </table:table-cell>
            <table:table-cell table:style-name="Перечень_5f_элементов.B1" office:value-type="string">
              <text:p text:style-name="Заголовок_20_графы_20_таблицы">Кол.</text:p>
            </table:table-cell>
            <table:table-cell table:style-name="Перечень_5f_элементов.B1" office:value-type="string">
              <text:p text:style-name="Заголовок_20_графы_20_таблицы">Примечание</text:p>
            </table:table-cell>
          </table:table-row>
        </table:table-header-rows>
        <table:table-row table:style-name="Перечень_5f_элементов.2">
          <table:table-cell table:style-name="Перечень_5f_элементов.A2" office:value-type="string">
            <text:p text:style-name="P75"/>
          </table:table-cell>
          <table:table-cell table:style-name="Перечень_5f_элементов.B2" office:value-type="string">
            <text:p text:style-name="P40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68">1</text:p>
          </table:table-cell>
          <table:table-cell table:style-name="Перечень_5f_элементов.B2" office:value-type="string">
            <text:p text:style-name="P125">Байдарка «Таймень-3»</text:p>
          </table:table-cell>
          <table:table-cell table:style-name="Перечень_5f_элементов.B2" office:value-type="string">
            <text:p text:style-name="P97">2</text:p>
          </table:table-cell>
          <table:table-cell table:style-name="Перечень_5f_элементов.B2" office:value-type="string">
            <text:p text:style-name="P178">Не все узлы показаны</text:p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82"/>
          </table:table-cell>
          <table:table-cell table:style-name="Перечень_5f_элементов.B2" office:value-type="string">
            <text:p text:style-name="P49"/>
          </table:table-cell>
          <table:table-cell table:style-name="Перечень_5f_элементов.B2" office:value-type="string">
            <text:p text:style-name="P3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3">3</text:p>
          </table:table-cell>
          <table:table-cell table:style-name="Перечень_5f_элементов.B2" office:value-type="string">
            <text:p text:style-name="P49">Вставка <text:span text:style-name="T33">усиления шпангоута</text:span>, дерево</text:p>
          </table:table-cell>
          <table:table-cell table:style-name="Перечень_5f_элементов.B2" office:value-type="string">
            <text:p text:style-name="P34">8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3">4</text:p>
          </table:table-cell>
          <table:table-cell table:style-name="Перечень_5f_элементов.B2" office:value-type="string">
            <text:p text:style-name="P73"><text:span text:style-name="T13">Вставка </text:span><text:span text:style-name="T14">усиления шпангоута</text:span><text:span text:style-name="T13">, </text:span><text:span text:style-name="T14">фанера 6мм</text:span></text:p>
          </table:table-cell>
          <table:table-cell table:style-name="Перечень_5f_элементов.B2" office:value-type="string">
            <text:p text:style-name="P34">16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3">5</text:p>
          </table:table-cell>
          <table:table-cell table:style-name="Перечень_5f_элементов.B2" office:value-type="string">
            <text:p text:style-name="P52">Ёмкость непотопляемости (5л бутыль из под воды)</text:p>
          </table:table-cell>
          <table:table-cell table:style-name="Перечень_5f_элементов.B2" office:value-type="string">
            <text:p text:style-name="P20">40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3">6</text:p>
          </table:table-cell>
          <table:table-cell table:style-name="Перечень_5f_элементов.B2" office:value-type="string">
            <text:p text:style-name="P47">Кильсон <text:span text:style-name="T41">в сборе</text:span></text:p>
          </table:table-cell>
          <table:table-cell table:style-name="Перечень_5f_элементов.B2" office:value-type="string">
            <text:p text:style-name="P29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3">7</text:p>
          </table:table-cell>
          <table:table-cell table:style-name="Перечень_5f_элементов.B2" office:value-type="string">
            <text:p text:style-name="P52">Палуба, фанера 2000х460х6мм</text:p>
          </table:table-cell>
          <table:table-cell table:style-name="Перечень_5f_элементов.B2" office:value-type="string">
            <text:p text:style-name="P20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3">8</text:p>
          </table:table-cell>
          <table:table-cell table:style-name="Перечень_5f_элементов.B2" office:value-type="string">
            <text:p text:style-name="P47">Фальшборт</text:p>
          </table:table-cell>
          <table:table-cell table:style-name="Перечень_5f_элементов.B2" office:value-type="string">
            <text:p text:style-name="P29">4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3">9</text:p>
          </table:table-cell>
          <table:table-cell table:style-name="Перечень_5f_элементов.B2" office:value-type="string">
            <text:p text:style-name="P47">Шпангоут</text:p>
          </table:table-cell>
          <table:table-cell table:style-name="Перечень_5f_элементов.B2" office:value-type="string">
            <text:p text:style-name="P29">10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3">10</text:p>
          </table:table-cell>
          <table:table-cell table:style-name="Перечень_5f_элементов.B2" office:value-type="string">
            <text:p text:style-name="P50">Штевень</text:p>
          </table:table-cell>
          <table:table-cell table:style-name="Перечень_5f_элементов.B2" office:value-type="string">
            <text:p text:style-name="P19">4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82"/>
          </table:table-cell>
          <table:table-cell table:style-name="Перечень_5f_элементов.B2" office:value-type="string">
            <text:p text:style-name="P73"><text:span text:style-name="T14"/></text:p>
          </table:table-cell>
          <table:table-cell table:style-name="Перечень_5f_элементов.B2" office:value-type="string">
            <text:p text:style-name="P3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82"/>
          </table:table-cell>
          <table:table-cell table:style-name="Перечень_5f_элементов.B2" office:value-type="string">
            <text:p text:style-name="P156">Рама катамарана</text:p>
          </table:table-cell>
          <table:table-cell table:style-name="Перечень_5f_элементов.B2" office:value-type="string">
            <text:p text:style-name="P3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82"/>
          </table:table-cell>
          <table:table-cell table:style-name="Перечень_5f_элементов.B2" office:value-type="string">
            <text:p text:style-name="P156"/>
          </table:table-cell>
          <table:table-cell table:style-name="Перечень_5f_элементов.B2" office:value-type="string">
            <text:p text:style-name="P3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3">14</text:p>
          </table:table-cell>
          <table:table-cell table:style-name="Перечень_5f_элементов.B2" office:value-type="string">
            <text:p text:style-name="P48">Бимс, труба дюраль d40x2000x2мм</text:p>
          </table:table-cell>
          <table:table-cell table:style-name="Перечень_5f_элементов.B2" office:value-type="string">
            <text:p text:style-name="P29">4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5">1<text:span text:style-name="T40">5</text:span></text:p>
          </table:table-cell>
          <table:table-cell table:style-name="Перечень_5f_элементов.B2" office:value-type="string">
            <text:p text:style-name="P155">Вставка усиливающа<text:span text:style-name="T24">я, </text:span>труба дюраль <text:span text:style-name="T25">d</text:span>36x12<text:span text:style-name="T40">0</text:span><text:span text:style-name="T23">x2</text:span>мм</text:p>
          </table:table-cell>
          <table:table-cell table:style-name="Перечень_5f_элементов.B2" office:value-type="string">
            <text:p text:style-name="P124">1<text:span text:style-name="T40">2</text:span></text:p>
          </table:table-cell>
          <table:table-cell table:style-name="Перечень_5f_элементов.B2" office:value-type="string">
            <text:p text:style-name="P184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3">1<text:span text:style-name="T40">6</text:span></text:p>
          </table:table-cell>
          <table:table-cell table:style-name="Перечень_5f_элементов.B2" office:value-type="string">
            <text:p text:style-name="P42">Стрингер, труба дюраль d40x2000x2мм</text:p>
          </table:table-cell>
          <table:table-cell table:style-name="Перечень_5f_элементов.B2" office:value-type="string">
            <text:p text:style-name="P14">3</text:p>
          </table:table-cell>
          <table:table-cell table:style-name="Перечень_5f_элементов.B2" office:value-type="string">
            <text:p text:style-name="P95">2 колена с соединителями</text:p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3">1<text:span text:style-name="T40">7</text:span></text:p>
          </table:table-cell>
          <table:table-cell table:style-name="Перечень_5f_элементов.B2" office:value-type="string">
            <text:p text:style-name="P60">Хомут поперечного соединения труб 40мм</text:p>
          </table:table-cell>
          <table:table-cell table:style-name="Перечень_5f_элементов.B2" office:value-type="string">
            <text:p text:style-name="P38">4</text:p>
          </table:table-cell>
          <table:table-cell table:style-name="Перечень_5f_элементов.B2" office:value-type="string">
            <text:p text:style-name="P94">Из двух элементов</text:p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3">1<text:span text:style-name="T40">8</text:span></text:p>
          </table:table-cell>
          <table:table-cell table:style-name="Перечень_5f_элементов.B2" office:value-type="string">
            <text:p text:style-name="P62">Шверт</text:p>
          </table:table-cell>
          <table:table-cell table:style-name="Перечень_5f_элементов.B2" office:value-type="string">
            <text:p text:style-name="P24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82"/>
          </table:table-cell>
          <table:table-cell table:style-name="Перечень_5f_элементов.B2" office:value-type="string">
            <text:p text:style-name="P73"/>
          </table:table-cell>
          <table:table-cell table:style-name="Перечень_5f_элементов.B2" office:value-type="string">
            <text:p text:style-name="P3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6"/>
          </table:table-cell>
          <table:table-cell table:style-name="Перечень_5f_элементов.B2" office:value-type="string">
            <text:p text:style-name="P166"><text:span text:style-name="T39">Мачта и парус</text:span><text:span text:style-name="T20">а</text:span></text:p>
          </table:table-cell>
          <table:table-cell table:style-name="Перечень_5f_элементов.B2" office:value-type="string">
            <text:p text:style-name="P3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82"/>
          </table:table-cell>
          <table:table-cell table:style-name="Перечень_5f_элементов.B2" office:value-type="string">
            <text:p text:style-name="P57"/>
          </table:table-cell>
          <table:table-cell table:style-name="Перечень_5f_элементов.B2" office:value-type="string">
            <text:p text:style-name="P32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4">23,</text:p>
          </table:table-cell>
          <table:table-cell table:style-name="Перечень_5f_элементов.B2" office:value-type="string">
            <text:p text:style-name="P65">Вставка усиления пятки гика, труба <text:span text:style-name="T23">дюраль d</text:span>58<text:span text:style-name="T23">x1</text:span>2<text:span text:style-name="T23">0x2,</text:span>5<text:span text:style-name="T23">мм</text:span></text:p>
          </table:table-cell>
          <table:table-cell table:style-name="Перечень_5f_элементов.B2" office:value-type="string">
            <text:p text:style-name="P22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7"><text:span text:style-name="T5">2</text:span><text:span text:style-name="T6">4</text:span></text:p>
          </table:table-cell>
          <table:table-cell table:style-name="Перечень_5f_элементов.B2" office:value-type="string">
            <text:p text:style-name="P42">Гик, труба дюраль d30x2000x2мм</text:p>
          </table:table-cell>
          <table:table-cell table:style-name="Перечень_5f_элементов.B2" office:value-type="string">
            <text:p text:style-name="P14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3">2<text:span text:style-name="T40">5</text:span></text:p>
          </table:table-cell>
          <table:table-cell table:style-name="Перечень_5f_элементов.B2" office:value-type="string">
            <text:p text:style-name="P43"><text:span text:style-name="T26">Г</text:span>рот</text:p>
          </table:table-cell>
          <table:table-cell table:style-name="Перечень_5f_элементов.B2" office:value-type="string">
            <text:p text:style-name="P15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0">26</text:p>
          </table:table-cell>
          <table:table-cell table:style-name="Перечень_5f_элементов.B2" office:value-type="string">
            <text:p text:style-name="P74"><text:span text:style-name="T16">М</text:span><text:span text:style-name="T17">ачт</text:span><text:span text:style-name="T16">а</text:span><text:span text:style-name="T17">, труба дюраль 2 колена d40x2000x2мм</text:span></text:p>
          </table:table-cell>
          <table:table-cell table:style-name="Перечень_5f_элементов.B2" office:value-type="string">
            <text:p text:style-name="P18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82">2<text:span text:style-name="T40">7</text:span></text:p>
          </table:table-cell>
          <table:table-cell table:style-name="Перечень_5f_элементов.B2" office:value-type="string">
            <text:p text:style-name="P40">Пластина крепления карабинов вант мачты</text:p>
          </table:table-cell>
          <table:table-cell table:style-name="Перечень_5f_элементов.B2" office:value-type="string">
            <text:p text:style-name="P18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82"/>
          </table:table-cell>
          <table:table-cell table:style-name="Перечень_5f_элементов.B2" office:value-type="string">
            <text:p text:style-name="P40"><text:span text:style-name="T27">и</text:span> блоков <text:span text:style-name="T21">фалов парусов, сталь s4мм</text:span></text:p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ext:soft-page-break/>
        <table:table-row table:style-name="Перечень_5f_элементов.2">
          <table:table-cell table:style-name="Перечень_5f_элементов.A2" office:value-type="string">
            <text:p text:style-name="P174">29</text:p>
          </table:table-cell>
          <table:table-cell table:style-name="Перечень_5f_элементов.B2" office:value-type="string">
            <text:p text:style-name="P63">Соединитель мачты, труба сталь d36x200x2мм</text:p>
          </table:table-cell>
          <table:table-cell table:style-name="Перечень_5f_элементов.B2" office:value-type="string">
            <text:p text:style-name="P21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4">30</text:p>
          </table:table-cell>
          <table:table-cell table:style-name="Перечень_5f_элементов.B2" office:value-type="string">
            <text:p text:style-name="P67"><text:span text:style-name="T1">С</text:span><text:span text:style-name="T2">таксель</text:span></text:p>
          </table:table-cell>
          <table:table-cell table:style-name="Перечень_5f_элементов.B2" office:value-type="string">
            <text:p text:style-name="P15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4">31</text:p>
          </table:table-cell>
          <table:table-cell table:style-name="Перечень_5f_элементов.B2" office:value-type="string">
            <text:p text:style-name="P40">Флюгарка тканевая <text:span text:style-name="T27">красн</text:span><text:span text:style-name="T30">ая</text:span>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4"><text:span text:style-name="T38">3</text:span>2</text:p>
          </table:table-cell>
          <table:table-cell table:style-name="Перечень_5f_элементов.B2" office:value-type="string">
            <text:p text:style-name="P40"><text:span text:style-name="T34">Шток</text:span> <text:span text:style-name="T29">флюгарки, </text:span>нерж. <text:span text:style-name="T22">с</text:span>таль d4мм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67"/>
          </table:table-cell>
          <table:table-cell table:style-name="Перечень_5f_элементов.B2" office:value-type="string">
            <text:p text:style-name="P45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67"/>
          </table:table-cell>
          <table:table-cell table:style-name="Перечень_5f_элементов.B2" office:value-type="string">
            <text:p text:style-name="P157">Рулевое устройство</text:p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67"/>
          </table:table-cell>
          <table:table-cell table:style-name="Перечень_5f_элементов.B2" office:value-type="string">
            <text:p text:style-name="P45"/>
          </table:table-cell>
          <table:table-cell table:style-name="Перечень_5f_элементов.B2" office:value-type="string">
            <text:p text:style-name="P17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4">36</text:p>
          </table:table-cell>
          <table:table-cell table:style-name="Перечень_5f_элементов.B2" office:value-type="string">
            <text:p text:style-name="P46">Балер, труба дюраль d30x600x1мм</text:p>
          </table:table-cell>
          <table:table-cell table:style-name="Перечень_5f_элементов.B2" office:value-type="string">
            <text:p text:style-name="P17">1</text:p>
          </table:table-cell>
          <table:table-cell table:style-name="Перечень_5f_элементов.B2" office:value-type="string">
            <text:p text:style-name="P93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4">37</text:p>
          </table:table-cell>
          <table:table-cell table:style-name="Перечень_5f_элементов.B2" office:value-type="string">
            <text:p text:style-name="P61">Перо руля, дюраль 2мм</text:p>
          </table:table-cell>
          <table:table-cell table:style-name="Перечень_5f_элементов.B2" office:value-type="string">
            <text:p text:style-name="P2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0">38</text:p>
          </table:table-cell>
          <table:table-cell table:style-name="Перечень_5f_элементов.B2" office:value-type="string">
            <text:p text:style-name="P45">Подшипник внутр. <text:span text:style-name="T27">d</text:span>6мм</text:p>
          </table:table-cell>
          <table:table-cell table:style-name="Перечень_5f_элементов.B2" office:value-type="string">
            <text:p text:style-name="P17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0">39</text:p>
          </table:table-cell>
          <table:table-cell table:style-name="Перечень_5f_элементов.B2" office:value-type="string">
            <text:p text:style-name="P46">Румпель, труба дюраль d30x400x1мм</text:p>
          </table:table-cell>
          <table:table-cell table:style-name="Перечень_5f_элементов.B2" office:value-type="string">
            <text:p text:style-name="P17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82">4<text:span text:style-name="T40">0</text:span></text:p>
          </table:table-cell>
          <table:table-cell table:style-name="Перечень_5f_элементов.B2" office:value-type="string">
            <text:p text:style-name="P44"><text:span text:style-name="T25">Р</text:span>умпеля <text:span text:style-name="T25">привод</text:span>, труба дюраль d20x<text:span text:style-name="T37">2000х</text:span>1мм</text:p>
          </table:table-cell>
          <table:table-cell table:style-name="Перечень_5f_элементов.B2" office:value-type="string">
            <text:p text:style-name="P16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4">41</text:p>
          </table:table-cell>
          <table:table-cell table:style-name="Перечень_5f_элементов.B2" office:value-type="string">
            <text:p text:style-name="P46">Стакан балера внешний, труба дюраль d40x120x2мм</text:p>
          </table:table-cell>
          <table:table-cell table:style-name="Перечень_5f_элементов.B2" office:value-type="string">
            <text:p text:style-name="P17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0">42</text:p>
          </table:table-cell>
          <table:table-cell table:style-name="Перечень_5f_элементов.B2" office:value-type="string">
            <text:p text:style-name="P66">Стакан балера внутренний, труба дюраль d36x120x2мм</text:p>
          </table:table-cell>
          <table:table-cell table:style-name="Перечень_5f_элементов.B2" office:value-type="string">
            <text:p text:style-name="P17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0">43</text:p>
          </table:table-cell>
          <table:table-cell table:style-name="Перечень_5f_элементов.B2" office:value-type="string">
            <text:p text:style-name="P45">Стопор стакана балера, <text:span text:style-name="T23">металлич.</text:span></text:p>
          </table:table-cell>
          <table:table-cell table:style-name="Перечень_5f_элементов.B2" office:value-type="string">
            <text:p text:style-name="P14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82"/>
          </table:table-cell>
          <table:table-cell table:style-name="Перечень_5f_элементов.B2" office:value-type="string">
            <text:p text:style-name="P45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82"/>
          </table:table-cell>
          <table:table-cell table:style-name="Перечень_5f_элементов.B2" office:value-type="string">
            <text:p text:style-name="P158">Такелаж</text:p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82"/>
          </table:table-cell>
          <table:table-cell table:style-name="Перечень_5f_элементов.B2" office:value-type="string">
            <text:p text:style-name="P45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4">47</text:p>
          </table:table-cell>
          <table:table-cell table:style-name="Перечень_5f_элементов.B2" office:value-type="string">
            <text:p text:style-name="P57">Блок двойной оттяжки гика</text:p>
          </table:table-cell>
          <table:table-cell table:style-name="Перечень_5f_элементов.B2" office:value-type="string">
            <text:p text:style-name="P32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4">48</text:p>
          </table:table-cell>
          <table:table-cell table:style-name="Перечень_5f_элементов.B2" office:value-type="string">
            <text:p text:style-name="P57">Блок одинарный оттяжки гика</text:p>
          </table:table-cell>
          <table:table-cell table:style-name="Перечень_5f_элементов.B2" office:value-type="string">
            <text:p text:style-name="P32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4">49</text:p>
          </table:table-cell>
          <table:table-cell table:style-name="Перечень_5f_элементов.B2" office:value-type="string">
            <text:p text:style-name="P56">Блок <text:span text:style-name="T32">одинарный </text:span>фала паруса с рымом, d40мм</text:p>
          </table:table-cell>
          <table:table-cell table:style-name="Перечень_5f_элементов.B2" office:value-type="string">
            <text:p text:style-name="P31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4">50</text:p>
          </table:table-cell>
          <table:table-cell table:style-name="Перечень_5f_элементов.B2" office:value-type="string">
            <text:p text:style-name="P43"><text:span text:style-name="T26">В</text:span>анта мачты <text:span text:style-name="T26">боковая</text:span>, стальной трос d3мм</text:p>
          </table:table-cell>
          <table:table-cell table:style-name="Перечень_5f_элементов.B2" office:value-type="string">
            <text:p text:style-name="P15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4">51</text:p>
          </table:table-cell>
          <table:table-cell table:style-name="Перечень_5f_элементов.B2" office:value-type="string">
            <text:p text:style-name="P43"><text:span text:style-name="T26">В</text:span>анта <text:span text:style-name="T26">мачты носовая</text:span>, стальной трос d3мм</text:p>
          </table:table-cell>
          <table:table-cell table:style-name="Перечень_5f_элементов.B2" office:value-type="string">
            <text:p text:style-name="P15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4">52</text:p>
          </table:table-cell>
          <table:table-cell table:style-name="Перечень_5f_элементов.B2" office:value-type="string">
            <text:p text:style-name="P59">Коуш</text:p>
          </table:table-cell>
          <table:table-cell table:style-name="Перечень_5f_элементов.B2" office:value-type="string">
            <text:p text:style-name="P37">18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4">53</text:p>
          </table:table-cell>
          <table:table-cell table:style-name="Перечень_5f_элементов.B2" office:value-type="string">
            <text:p text:style-name="P55">Талреп крюк-кольцо 6мм</text:p>
          </table:table-cell>
          <table:table-cell table:style-name="Перечень_5f_элементов.B2" office:value-type="string">
            <text:p text:style-name="P38">9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4">54</text:p>
          </table:table-cell>
          <table:table-cell table:style-name="Перечень_5f_элементов.B2" office:value-type="string">
            <text:p text:style-name="P69"><text:span text:style-name="T3">Трос </text:span><text:span text:style-name="T4">носовой</text:span><text:span text:style-name="T3"> оттяжки стрингера, сталь d3мм</text:span></text:p>
          </table:table-cell>
          <table:table-cell table:style-name="Перечень_5f_элементов.B2" office:value-type="string">
            <text:p text:style-name="P38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4">55</text:p>
          </table:table-cell>
          <table:table-cell table:style-name="Перечень_5f_элементов.B2" office:value-type="string">
            <text:p text:style-name="P53">Трос кормовой оттяжки стрингера, сталь d3мм</text:p>
          </table:table-cell>
          <table:table-cell table:style-name="Перечень_5f_элементов.B2" office:value-type="string">
            <text:p text:style-name="P38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4">56</text:p>
          </table:table-cell>
          <table:table-cell table:style-name="Перечень_5f_элементов.B2" office:value-type="string">
            <text:p text:style-name="P53">Трос <text:span text:style-name="T28">Х-образной рас</text:span>тяжки <text:span text:style-name="T28">рамы</text:span>, сталь d3мм</text:p>
          </table:table-cell>
          <table:table-cell table:style-name="Перечень_5f_элементов.B2" office:value-type="string">
            <text:p text:style-name="P38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4">57</text:p>
          </table:table-cell>
          <table:table-cell table:style-name="Перечень_5f_элементов.B2" office:value-type="string">
            <text:p text:style-name="P64">Трос треугольной оттяжки боковой ванты</text:p>
          </table:table-cell>
          <table:table-cell table:style-name="Перечень_5f_элементов.B2" office:value-type="string">
            <text:p text:style-name="P39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4">58</text:p>
          </table:table-cell>
          <table:table-cell table:style-name="Перечень_5f_элементов.B2" office:value-type="string">
            <text:p text:style-name="P43">Фал грота, канат 6мм</text:p>
          </table:table-cell>
          <table:table-cell table:style-name="Перечень_5f_элементов.B2" office:value-type="string">
            <text:p text:style-name="P28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4">59</text:p>
          </table:table-cell>
          <table:table-cell table:style-name="Перечень_5f_элементов.B2" office:value-type="string">
            <text:p text:style-name="P43">Фал стакселя, канат 6мм</text:p>
          </table:table-cell>
          <table:table-cell table:style-name="Перечень_5f_элементов.B2" office:value-type="string">
            <text:p text:style-name="P15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ext:soft-page-break/>
        <table:table-row table:style-name="Перечень_5f_элементов.2">
          <table:table-cell table:style-name="Перечень_5f_элементов.A2" office:value-type="string">
            <text:p text:style-name="P174">60</text:p>
          </table:table-cell>
          <table:table-cell table:style-name="Перечень_5f_элементов.B2" office:value-type="string">
            <text:p text:style-name="P43">Шкот ста<text:span text:style-name="T23">к</text:span>селя, канат 6мм</text:p>
          </table:table-cell>
          <table:table-cell table:style-name="Перечень_5f_элементов.B2" office:value-type="string">
            <text:p text:style-name="P15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4">61</text:p>
          </table:table-cell>
          <table:table-cell table:style-name="Перечень_5f_элементов.B2" office:value-type="string">
            <text:p text:style-name="P43">Шкот грота, канат 6мм</text:p>
          </table:table-cell>
          <table:table-cell table:style-name="Перечень_5f_элементов.B2" office:value-type="string">
            <text:p text:style-name="P15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82"/>
          </table:table-cell>
          <table:table-cell table:style-name="Перечень_5f_элементов.B2" office:value-type="string">
            <text:p text:style-name="P45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82"/>
          </table:table-cell>
          <table:table-cell table:style-name="Перечень_5f_элементов.B2" office:value-type="string">
            <text:p text:style-name="P126">Метизы</text:p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82"/>
          </table:table-cell>
          <table:table-cell table:style-name="Перечень_5f_элементов.B2" office:value-type="string">
            <text:p text:style-name="P45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4">65</text:p>
          </table:table-cell>
          <table:table-cell table:style-name="Перечень_5f_элементов.B2" office:value-type="string">
            <text:p text:style-name="P72"><text:span text:style-name="T12">Болт</text:span><text:span text:style-name="T11"> М4</text:span></text:p>
          </table:table-cell>
          <table:table-cell table:style-name="Перечень_5f_элементов.B2" office:value-type="string">
            <text:p text:style-name="P13">2</text:p>
          </table:table-cell>
          <table:table-cell table:style-name="Перечень_5f_элементов.B2" office:value-type="string">
            <text:p text:style-name="P92">Или винт М4</text:p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0">66</text:p>
          </table:table-cell>
          <table:table-cell table:style-name="Перечень_5f_элементов.B2" office:value-type="string">
            <text:p text:style-name="P44">Болт М6x60</text:p>
          </table:table-cell>
          <table:table-cell table:style-name="Перечень_5f_элементов.B2" office:value-type="string">
            <text:p text:style-name="P36">3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0">67</text:p>
          </table:table-cell>
          <table:table-cell table:style-name="Перечень_5f_элементов.B2" office:value-type="string">
            <text:p text:style-name="P70"><text:span text:style-name="T8">Винт</text:span><text:span text:style-name="T7"> М6x40 кадмиевый</text:span></text:p>
          </table:table-cell>
          <table:table-cell table:style-name="Перечень_5f_элементов.B2" office:value-type="string">
            <text:p text:style-name="P17">2<text:span text:style-name="T36">6</text:span>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0">68</text:p>
          </table:table-cell>
          <table:table-cell table:style-name="Перечень_5f_элементов.B2" office:value-type="string">
            <text:p text:style-name="P40">Гайка М4</text:p>
          </table:table-cell>
          <table:table-cell table:style-name="Перечень_5f_элементов.B2" office:value-type="string">
            <text:p text:style-name="P13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0">69</text:p>
          </table:table-cell>
          <table:table-cell table:style-name="Перечень_5f_элементов.B2" office:value-type="string">
            <text:p text:style-name="P45">Гайка М6</text:p>
          </table:table-cell>
          <table:table-cell table:style-name="Перечень_5f_элементов.B2" office:value-type="string">
            <text:p text:style-name="P25">45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0">70</text:p>
          </table:table-cell>
          <table:table-cell table:style-name="Перечень_5f_элементов.B2" office:value-type="string">
            <text:p text:style-name="P41">Заклепка вытяжная d4мм</text:p>
          </table:table-cell>
          <table:table-cell table:style-name="Перечень_5f_элементов.B2" office:value-type="string">
            <text:p text:style-name="P14">4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0">71</text:p>
          </table:table-cell>
          <table:table-cell table:style-name="Перечень_5f_элементов.B2" office:value-type="string">
            <text:p text:style-name="P51">Рым-болт М6х60</text:p>
          </table:table-cell>
          <table:table-cell table:style-name="Перечень_5f_элементов.B2" office:value-type="string">
            <text:p text:style-name="P27">17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0">72</text:p>
          </table:table-cell>
          <table:table-cell table:style-name="Перечень_5f_элементов.B2" office:value-type="string">
            <text:p text:style-name="P51">Рым-гайка М6</text:p>
          </table:table-cell>
          <table:table-cell table:style-name="Перечень_5f_элементов.B2" office:value-type="string">
            <text:p text:style-name="P27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82"><text:span text:style-name="T40">7</text:span>3</text:p>
          </table:table-cell>
          <table:table-cell table:style-name="Перечень_5f_элементов.B2" office:value-type="string">
            <text:p text:style-name="P44">Шайба М6</text:p>
          </table:table-cell>
          <table:table-cell table:style-name="Перечень_5f_элементов.B2" office:value-type="string">
            <text:p text:style-name="P38">74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82"/>
          </table:table-cell>
          <table:table-cell table:style-name="Перечень_5f_элементов.B2" office:value-type="string">
            <text:p text:style-name="P45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82"/>
          </table:table-cell>
          <table:table-cell table:style-name="Перечень_5f_элементов.B2" office:value-type="string">
            <text:p text:style-name="P45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1"/>
          </table:table-cell>
          <table:table-cell table:style-name="Перечень_5f_элементов.B2" office:value-type="string">
            <text:p text:style-name="P150">11111111111111111111111111111111111111111111111111111111111111111111</text:p>
          </table:table-cell>
          <table:table-cell table:style-name="Перечень_5f_элементов.B2" office:value-type="string">
            <text:p text:style-name="P122"/>
          </table:table-cell>
          <table:table-cell table:style-name="Перечень_5f_элементов.B2" office:value-type="string">
            <text:p text:style-name="P179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82">1</text:p>
          </table:table-cell>
          <table:table-cell table:style-name="Перечень_5f_элементов.B2" office:value-type="string">
            <text:p text:style-name="P46">Балер, труба дюраль d30x600x1мм</text:p>
          </table:table-cell>
          <table:table-cell table:style-name="Перечень_5f_элементов.B2" office:value-type="string">
            <text:p text:style-name="P17">1</text:p>
          </table:table-cell>
          <table:table-cell table:style-name="Перечень_5f_элементов.B2" office:value-type="string">
            <text:p text:style-name="P93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82">2</text:p>
          </table:table-cell>
          <table:table-cell table:style-name="Перечень_5f_элементов.B2" office:value-type="string">
            <text:p text:style-name="P48">Бимс, труба дюраль d40x2000x2мм</text:p>
          </table:table-cell>
          <table:table-cell table:style-name="Перечень_5f_элементов.B2" office:value-type="string">
            <text:p text:style-name="P29">4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82">3</text:p>
          </table:table-cell>
          <table:table-cell table:style-name="Перечень_5f_элементов.B2" office:value-type="string">
            <text:p text:style-name="P56">Блок <text:span text:style-name="T32">одинарный </text:span>фала паруса с рымом, d40мм</text:p>
          </table:table-cell>
          <table:table-cell table:style-name="Перечень_5f_элементов.B2" office:value-type="string">
            <text:p text:style-name="P31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82">4</text:p>
          </table:table-cell>
          <table:table-cell table:style-name="Перечень_5f_элементов.B2" office:value-type="string">
            <text:p text:style-name="P57">Блок одинарный оттяжки гика</text:p>
          </table:table-cell>
          <table:table-cell table:style-name="Перечень_5f_элементов.B2" office:value-type="string">
            <text:p text:style-name="P32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82">5</text:p>
          </table:table-cell>
          <table:table-cell table:style-name="Перечень_5f_элементов.B2" office:value-type="string">
            <text:p text:style-name="P57">Блок двойной оттяжки гика</text:p>
          </table:table-cell>
          <table:table-cell table:style-name="Перечень_5f_элементов.B2" office:value-type="string">
            <text:p text:style-name="P32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82">6</text:p>
          </table:table-cell>
          <table:table-cell table:style-name="Перечень_5f_элементов.B2" office:value-type="string">
            <text:p text:style-name="P72"><text:span text:style-name="T12">Болт</text:span><text:span text:style-name="T11"> М4</text:span></text:p>
          </table:table-cell>
          <table:table-cell table:style-name="Перечень_5f_элементов.B2" office:value-type="string">
            <text:p text:style-name="P13">2</text:p>
          </table:table-cell>
          <table:table-cell table:style-name="Перечень_5f_элементов.B2" office:value-type="string">
            <text:p text:style-name="P92">Или винт М4</text:p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82">7</text:p>
          </table:table-cell>
          <table:table-cell table:style-name="Перечень_5f_элементов.B2" office:value-type="string">
            <text:p text:style-name="P44">Болт М6x60</text:p>
          </table:table-cell>
          <table:table-cell table:style-name="Перечень_5f_элементов.B2" office:value-type="string">
            <text:p text:style-name="P36">3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78"/>
          </table:table-cell>
          <table:table-cell table:style-name="Перечень_5f_элементов.B2" office:value-type="string">
            <text:p text:style-name="P44"/>
          </table:table-cell>
          <table:table-cell table:style-name="Перечень_5f_элементов.B2" office:value-type="string">
            <text:p text:style-name="P16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78"/>
          </table:table-cell>
          <table:table-cell table:style-name="Перечень_5f_элементов.B2" office:value-type="string">
            <text:p text:style-name="P44"/>
          </table:table-cell>
          <table:table-cell table:style-name="Перечень_5f_элементов.B2" office:value-type="string">
            <text:p text:style-name="P16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82">10</text:p>
          </table:table-cell>
          <table:table-cell table:style-name="Перечень_5f_элементов.B2" office:value-type="string">
            <text:p text:style-name="P43"><text:span text:style-name="T26">В</text:span>анта <text:span text:style-name="T26">мачты носовая</text:span>, стальной трос d3мм</text:p>
          </table:table-cell>
          <table:table-cell table:style-name="Перечень_5f_элементов.B2" office:value-type="string">
            <text:p text:style-name="P15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82">11</text:p>
          </table:table-cell>
          <table:table-cell table:style-name="Перечень_5f_элементов.B2" office:value-type="string">
            <text:p text:style-name="P43"><text:span text:style-name="T26">В</text:span>анта мачты <text:span text:style-name="T26">боковая</text:span>, стальной трос d3мм</text:p>
          </table:table-cell>
          <table:table-cell table:style-name="Перечень_5f_элементов.B2" office:value-type="string">
            <text:p text:style-name="P15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82">12</text:p>
          </table:table-cell>
          <table:table-cell table:style-name="Перечень_5f_элементов.B2" office:value-type="string">
            <text:p text:style-name="P70"><text:span text:style-name="T8">Винт</text:span><text:span text:style-name="T7"> М6x40 кадмиевый</text:span></text:p>
          </table:table-cell>
          <table:table-cell table:style-name="Перечень_5f_элементов.B2" office:value-type="string">
            <text:p text:style-name="P17">2<text:span text:style-name="T36">6</text:span>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2">13</text:p>
          </table:table-cell>
          <table:table-cell table:style-name="Перечень_5f_элементов.B2" office:value-type="string">
            <text:p text:style-name="P152">Вставка усиливающая, труба дюраль d36x100x2мм</text:p>
          </table:table-cell>
          <table:table-cell table:style-name="Перечень_5f_элементов.B2" office:value-type="string">
            <text:p text:style-name="P121">10</text:p>
          </table:table-cell>
          <table:table-cell table:style-name="Перечень_5f_элементов.B2" office:value-type="string">
            <text:p text:style-name="P179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72">14</text:p>
          </table:table-cell>
          <table:table-cell table:style-name="Перечень_5f_элементов.B2" office:value-type="string">
            <text:p text:style-name="P151">Вставка усиливающа<text:span text:style-name="T24">я, </text:span>труба дюраль <text:span text:style-name="T25">d</text:span>36x120<text:span text:style-name="T23">x2</text:span>мм</text:p>
          </table:table-cell>
          <table:table-cell table:style-name="Перечень_5f_элементов.B2" office:value-type="string">
            <text:p text:style-name="P123">1<text:span text:style-name="T40">1</text:span></text:p>
          </table:table-cell>
          <table:table-cell table:style-name="Перечень_5f_элементов.B2" office:value-type="string">
            <text:p text:style-name="P179"/>
          </table:table-cell>
        </table:table-row>
        <text:soft-page-break/>
        <table:table-row table:style-name="Перечень_5f_элементов.2">
          <table:table-cell table:style-name="Перечень_5f_элементов.A2" office:value-type="string">
            <text:p text:style-name="P172">1<text:span text:style-name="T35">5</text:span></text:p>
          </table:table-cell>
          <table:table-cell table:style-name="Перечень_5f_элементов.B2" office:value-type="string">
            <text:p text:style-name="P159">Вставка усиливающая носовая, труба дюраль d36x150x2мм</text:p>
          </table:table-cell>
          <table:table-cell table:style-name="Перечень_5f_элементов.B2" office:value-type="string">
            <text:p text:style-name="P123">1</text:p>
          </table:table-cell>
          <table:table-cell table:style-name="Перечень_5f_элементов.B2" office:value-type="string">
            <text:p text:style-name="P179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82">1<text:span text:style-name="T35">6</text:span></text:p>
          </table:table-cell>
          <table:table-cell table:style-name="Перечень_5f_элементов.B2" office:value-type="string">
            <text:p text:style-name="P73"><text:span text:style-name="T13">Вставка усиления </text:span><text:span text:style-name="T15">хомута</text:span><text:span text:style-name="T13">, дерево</text:span></text:p>
          </table:table-cell>
          <table:table-cell table:style-name="Перечень_5f_элементов.B2" office:value-type="string">
            <text:p text:style-name="P35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82">1<text:span text:style-name="T35">7</text:span></text:p>
          </table:table-cell>
          <table:table-cell table:style-name="Перечень_5f_элементов.B2" office:value-type="string">
            <text:p text:style-name="P49">Вставка <text:span text:style-name="T33">усиления шпангоута</text:span>, дерево</text:p>
          </table:table-cell>
          <table:table-cell table:style-name="Перечень_5f_элементов.B2" office:value-type="string">
            <text:p text:style-name="P34">8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82">1<text:span text:style-name="T35">8</text:span></text:p>
          </table:table-cell>
          <table:table-cell table:style-name="Перечень_5f_элементов.B2" office:value-type="string">
            <text:p text:style-name="P73"><text:span text:style-name="T13">Вставка </text:span><text:span text:style-name="T14">усиления шпангоута</text:span><text:span text:style-name="T13">, </text:span><text:span text:style-name="T14">фанера 6мм</text:span></text:p>
          </table:table-cell>
          <table:table-cell table:style-name="Перечень_5f_элементов.B2" office:value-type="string">
            <text:p text:style-name="P34">16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84">19</text:p>
          </table:table-cell>
          <table:table-cell table:style-name="Перечень_5f_элементов.B2" office:value-type="string">
            <text:p text:style-name="P65">Вставка усиления пятки гика, труба <text:span text:style-name="T23">дюраль d</text:span>58<text:span text:style-name="T23">x1</text:span>2<text:span text:style-name="T23">0x2,</text:span>5<text:span text:style-name="T23">мм</text:span></text:p>
          </table:table-cell>
          <table:table-cell table:style-name="Перечень_5f_элементов.B2" office:value-type="string">
            <text:p text:style-name="P22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82">20</text:p>
          </table:table-cell>
          <table:table-cell table:style-name="Перечень_5f_элементов.B2" office:value-type="string">
            <text:p text:style-name="P40">Гайка М4</text:p>
          </table:table-cell>
          <table:table-cell table:style-name="Перечень_5f_элементов.B2" office:value-type="string">
            <text:p text:style-name="P13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82">21</text:p>
          </table:table-cell>
          <table:table-cell table:style-name="Перечень_5f_элементов.B2" office:value-type="string">
            <text:p text:style-name="P45">Гайка М6</text:p>
          </table:table-cell>
          <table:table-cell table:style-name="Перечень_5f_элементов.B2" office:value-type="string">
            <text:p text:style-name="P25">45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82">22</text:p>
          </table:table-cell>
          <table:table-cell table:style-name="Перечень_5f_элементов.B2" office:value-type="string">
            <text:p text:style-name="P42">Гик, труба дюраль d30x2000x2мм</text:p>
          </table:table-cell>
          <table:table-cell table:style-name="Перечень_5f_элементов.B2" office:value-type="string">
            <text:p text:style-name="P14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82">23</text:p>
          </table:table-cell>
          <table:table-cell table:style-name="Перечень_5f_элементов.B2" office:value-type="string">
            <text:p text:style-name="P43"><text:span text:style-name="T26">Г</text:span>рот</text:p>
          </table:table-cell>
          <table:table-cell table:style-name="Перечень_5f_элементов.B2" office:value-type="string">
            <text:p text:style-name="P15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77"/>
          </table:table-cell>
          <table:table-cell table:style-name="Перечень_5f_элементов.B2" office:value-type="string">
            <text:p text:style-name="P43"/>
          </table:table-cell>
          <table:table-cell table:style-name="Перечень_5f_элементов.B2" office:value-type="string">
            <text:p text:style-name="P15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77"/>
          </table:table-cell>
          <table:table-cell table:style-name="Перечень_5f_элементов.B2" office:value-type="string">
            <text:p text:style-name="P43"/>
          </table:table-cell>
          <table:table-cell table:style-name="Перечень_5f_элементов.B2" office:value-type="string">
            <text:p text:style-name="P15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2">26</text:p>
          </table:table-cell>
          <table:table-cell table:style-name="Перечень_5f_элементов.B2" office:value-type="string">
            <text:p text:style-name="P52">Ёмкость непотопляемости (5л бутыль из под воды)</text:p>
          </table:table-cell>
          <table:table-cell table:style-name="Перечень_5f_элементов.B2" office:value-type="string">
            <text:p text:style-name="P20">40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76"/>
          </table:table-cell>
          <table:table-cell table:style-name="Перечень_5f_элементов.B2" office:value-type="string">
            <text:p text:style-name="P52"/>
          </table:table-cell>
          <table:table-cell table:style-name="Перечень_5f_элементов.B2" office:value-type="string">
            <text:p text:style-name="P20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76"/>
          </table:table-cell>
          <table:table-cell table:style-name="Перечень_5f_элементов.B2" office:value-type="string">
            <text:p text:style-name="P52"/>
          </table:table-cell>
          <table:table-cell table:style-name="Перечень_5f_элементов.B2" office:value-type="string">
            <text:p text:style-name="P20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2">29</text:p>
          </table:table-cell>
          <table:table-cell table:style-name="Перечень_5f_элементов.B2" office:value-type="string">
            <text:p text:style-name="P71"><text:span text:style-name="T9">Зажим стального троса 3мм на </text:span><text:span text:style-name="T10">двух</text:span><text:span text:style-name="T9"> болтах</text:span></text:p>
          </table:table-cell>
          <table:table-cell table:style-name="Перечень_5f_элементов.B2" office:value-type="string">
            <text:p text:style-name="P37">19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2">30</text:p>
          </table:table-cell>
          <table:table-cell table:style-name="Перечень_5f_элементов.B2" office:value-type="string">
            <text:p text:style-name="P41">Заклепка вытяжная d4мм</text:p>
          </table:table-cell>
          <table:table-cell table:style-name="Перечень_5f_элементов.B2" office:value-type="string">
            <text:p text:style-name="P14">4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76"/>
          </table:table-cell>
          <table:table-cell table:style-name="Перечень_5f_элементов.B2" office:value-type="string">
            <text:p text:style-name="P41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76"/>
          </table:table-cell>
          <table:table-cell table:style-name="Перечень_5f_элементов.B2" office:value-type="string">
            <text:p text:style-name="P41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2">33</text:p>
          </table:table-cell>
          <table:table-cell table:style-name="Перечень_5f_элементов.B2" office:value-type="string">
            <text:p text:style-name="P54">Карабин легкий без стопора</text:p>
          </table:table-cell>
          <table:table-cell table:style-name="Перечень_5f_элементов.B2" office:value-type="string">
            <text:p text:style-name="P29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2">34</text:p>
          </table:table-cell>
          <table:table-cell table:style-name="Перечень_5f_элементов.B2" office:value-type="string">
            <text:p text:style-name="P54">Карабин с завинчивающимся стопором</text:p>
          </table:table-cell>
          <table:table-cell table:style-name="Перечень_5f_элементов.B2" office:value-type="string">
            <text:p text:style-name="P26">5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2">35</text:p>
          </table:table-cell>
          <table:table-cell table:style-name="Перечень_5f_элементов.B2" office:value-type="string">
            <text:p text:style-name="P47">Кильсон</text:p>
          </table:table-cell>
          <table:table-cell table:style-name="Перечень_5f_элементов.B2" office:value-type="string">
            <text:p text:style-name="P29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3">36</text:p>
          </table:table-cell>
          <table:table-cell table:style-name="Перечень_5f_элементов.B2" office:value-type="string">
            <text:p text:style-name="P59">Коуш</text:p>
          </table:table-cell>
          <table:table-cell table:style-name="Перечень_5f_элементов.B2" office:value-type="string">
            <text:p text:style-name="P37">18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79"/>
          </table:table-cell>
          <table:table-cell table:style-name="Перечень_5f_элементов.B2" office:value-type="string">
            <text:p text:style-name="P47"/>
          </table:table-cell>
          <table:table-cell table:style-name="Перечень_5f_элементов.B2" office:value-type="string">
            <text:p text:style-name="P29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2">38</text:p>
          </table:table-cell>
          <table:table-cell table:style-name="Перечень_5f_элементов.B2" office:value-type="string">
            <text:p text:style-name="P74"><text:span text:style-name="T16">М</text:span><text:span text:style-name="T17">ачт</text:span><text:span text:style-name="T16">а</text:span><text:span text:style-name="T17">, труба дюраль 2 колена d40x2000x2мм</text:span></text:p>
          </table:table-cell>
          <table:table-cell table:style-name="Перечень_5f_элементов.B2" office:value-type="string">
            <text:p text:style-name="P18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1"/>
          </table:table-cell>
          <table:table-cell table:style-name="Перечень_5f_элементов.B2" office:value-type="string">
            <text:p text:style-name="P68"/>
          </table:table-cell>
          <table:table-cell table:style-name="Перечень_5f_элементов.B2" office:value-type="string">
            <text:p text:style-name="P18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1"/>
          </table:table-cell>
          <table:table-cell table:style-name="Перечень_5f_элементов.B2" office:value-type="string">
            <text:p text:style-name="P68"/>
          </table:table-cell>
          <table:table-cell table:style-name="Перечень_5f_элементов.B2" office:value-type="string">
            <text:p text:style-name="P18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2">41</text:p>
          </table:table-cell>
          <table:table-cell table:style-name="Перечень_5f_элементов.B2" office:value-type="string">
            <text:p text:style-name="P52">Палуба, фанера 2000х460х6мм</text:p>
          </table:table-cell>
          <table:table-cell table:style-name="Перечень_5f_элементов.B2" office:value-type="string">
            <text:p text:style-name="P20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2">42</text:p>
          </table:table-cell>
          <table:table-cell table:style-name="Перечень_5f_элементов.B2" office:value-type="string">
            <text:p text:style-name="P40">Пластина крепления карабинов вант мачты</text:p>
          </table:table-cell>
          <table:table-cell table:style-name="Перечень_5f_элементов.B2" office:value-type="string">
            <text:p text:style-name="P18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2"/>
          </table:table-cell>
          <table:table-cell table:style-name="Перечень_5f_элементов.B2" office:value-type="string">
            <text:p text:style-name="P40"><text:span text:style-name="T27">и</text:span> блоков <text:span text:style-name="T21">фалов парусов, сталь s4мм</text:span></text:p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2">44</text:p>
          </table:table-cell>
          <table:table-cell table:style-name="Перечень_5f_элементов.B2" office:value-type="string">
            <text:p text:style-name="P45">Подшипник внутр. <text:span text:style-name="T27">d</text:span>6мм</text:p>
          </table:table-cell>
          <table:table-cell table:style-name="Перечень_5f_элементов.B2" office:value-type="string">
            <text:p text:style-name="P17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6">45</text:p>
          </table:table-cell>
          <table:table-cell table:style-name="Перечень_5f_элементов.B2" office:value-type="string">
            <text:p text:style-name="P61">Перо руля, дюраль 2мм</text:p>
          </table:table-cell>
          <table:table-cell table:style-name="Перечень_5f_элементов.B2" office:value-type="string">
            <text:p text:style-name="P2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ext:soft-page-break/>
        <table:table-row table:style-name="Перечень_5f_элементов.103">
          <table:table-cell table:style-name="Перечень_5f_элементов.A2" office:value-type="string">
            <text:p text:style-name="P75"/>
          </table:table-cell>
          <table:table-cell table:style-name="Перечень_5f_элементов.B2" office:value-type="string">
            <text:p text:style-name="P40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75"/>
          </table:table-cell>
          <table:table-cell table:style-name="Перечень_5f_элементов.B2" office:value-type="string">
            <text:p text:style-name="P40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2">48</text:p>
          </table:table-cell>
          <table:table-cell table:style-name="Перечень_5f_элементов.B2" office:value-type="string">
            <text:p text:style-name="P46">Румпель, труба дюраль d30x400x1мм</text:p>
          </table:table-cell>
          <table:table-cell table:style-name="Перечень_5f_элементов.B2" office:value-type="string">
            <text:p text:style-name="P17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2">49</text:p>
          </table:table-cell>
          <table:table-cell table:style-name="Перечень_5f_элементов.B2" office:value-type="string">
            <text:p text:style-name="P44"><text:span text:style-name="T25">Р</text:span>умпеля <text:span text:style-name="T25">привод</text:span>, труба дюраль d20x<text:span text:style-name="T37">2000х</text:span>1мм</text:p>
          </table:table-cell>
          <table:table-cell table:style-name="Перечень_5f_элементов.B2" office:value-type="string">
            <text:p text:style-name="P16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2">50</text:p>
          </table:table-cell>
          <table:table-cell table:style-name="Перечень_5f_элементов.B2" office:value-type="string">
            <text:p text:style-name="P51">Рым-болт М6х60</text:p>
          </table:table-cell>
          <table:table-cell table:style-name="Перечень_5f_элементов.B2" office:value-type="string">
            <text:p text:style-name="P27">17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2">51</text:p>
          </table:table-cell>
          <table:table-cell table:style-name="Перечень_5f_элементов.B2" office:value-type="string">
            <text:p text:style-name="P51">Рым-гайка М6</text:p>
          </table:table-cell>
          <table:table-cell table:style-name="Перечень_5f_элементов.B2" office:value-type="string">
            <text:p text:style-name="P27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1"/>
          </table:table-cell>
          <table:table-cell table:style-name="Перечень_5f_элементов.B2" office:value-type="string">
            <text:p text:style-name="P51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1"/>
          </table:table-cell>
          <table:table-cell table:style-name="Перечень_5f_элементов.B2" office:value-type="string">
            <text:p text:style-name="P51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2">54</text:p>
          </table:table-cell>
          <table:table-cell table:style-name="Перечень_5f_элементов.B2" office:value-type="string">
            <text:p text:style-name="P63">Соединитель мачты, труба сталь d36x200x2мм</text:p>
          </table:table-cell>
          <table:table-cell table:style-name="Перечень_5f_элементов.B2" office:value-type="string">
            <text:p text:style-name="P21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2">55</text:p>
          </table:table-cell>
          <table:table-cell table:style-name="Перечень_5f_элементов.B2" office:value-type="string">
            <text:p text:style-name="P46">Стакан балера внешний, труба дюраль d40x120x2мм</text:p>
          </table:table-cell>
          <table:table-cell table:style-name="Перечень_5f_элементов.B2" office:value-type="string">
            <text:p text:style-name="P17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2">56</text:p>
          </table:table-cell>
          <table:table-cell table:style-name="Перечень_5f_элементов.B2" office:value-type="string">
            <text:p text:style-name="P66">Стакан балера внутренний, труба дюраль d36x120x2мм</text:p>
          </table:table-cell>
          <table:table-cell table:style-name="Перечень_5f_элементов.B2" office:value-type="string">
            <text:p text:style-name="P17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34">
          <table:table-cell table:style-name="Перечень_5f_элементов.A2" office:value-type="string">
            <text:p text:style-name="P82">57</text:p>
          </table:table-cell>
          <table:table-cell table:style-name="Перечень_5f_элементов.B2" office:value-type="string">
            <text:p text:style-name="P45">Стопор стакана балера, <text:span text:style-name="T23">металлич.</text:span></text:p>
          </table:table-cell>
          <table:table-cell table:style-name="Перечень_5f_элементов.B2" office:value-type="string">
            <text:p text:style-name="P14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2">58</text:p>
          </table:table-cell>
          <table:table-cell table:style-name="Перечень_5f_элементов.B2" office:value-type="string">
            <text:p text:style-name="P67"><text:span text:style-name="T1">С</text:span><text:span text:style-name="T2">таксель</text:span></text:p>
          </table:table-cell>
          <table:table-cell table:style-name="Перечень_5f_элементов.B2" office:value-type="string">
            <text:p text:style-name="P15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2">59</text:p>
          </table:table-cell>
          <table:table-cell table:style-name="Перечень_5f_элементов.B2" office:value-type="string">
            <text:p text:style-name="P42">Стрингер, труба дюраль d40x2000x2мм</text:p>
          </table:table-cell>
          <table:table-cell table:style-name="Перечень_5f_элементов.B2" office:value-type="string">
            <text:p text:style-name="P14">3</text:p>
          </table:table-cell>
          <table:table-cell table:style-name="Перечень_5f_элементов.B2" office:value-type="string">
            <text:p text:style-name="P95">2 колена с соединителями</text:p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76"/>
          </table:table-cell>
          <table:table-cell table:style-name="Перечень_5f_элементов.B2" office:value-type="string">
            <text:p text:style-name="P41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P95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76"/>
          </table:table-cell>
          <table:table-cell table:style-name="Перечень_5f_элементов.B2" office:value-type="string">
            <text:p text:style-name="P41"/>
          </table:table-cell>
          <table:table-cell table:style-name="Перечень_5f_элементов.B2" office:value-type="string">
            <text:p text:style-name="P14"/>
          </table:table-cell>
          <table:table-cell table:style-name="Перечень_5f_элементов.B2" office:value-type="string">
            <text:p text:style-name="P95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2">62</text:p>
          </table:table-cell>
          <table:table-cell table:style-name="Перечень_5f_элементов.B2" office:value-type="string">
            <text:p text:style-name="P55">Талреп крюк-кольцо 6мм</text:p>
          </table:table-cell>
          <table:table-cell table:style-name="Перечень_5f_элементов.B2" office:value-type="string">
            <text:p text:style-name="P38">9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2">63</text:p>
          </table:table-cell>
          <table:table-cell table:style-name="Перечень_5f_элементов.B2" office:value-type="string">
            <text:p text:style-name="P69"><text:span text:style-name="T3">Трос </text:span><text:span text:style-name="T4">носовой</text:span><text:span text:style-name="T3"> оттяжки стрингера, сталь d3мм</text:span></text:p>
          </table:table-cell>
          <table:table-cell table:style-name="Перечень_5f_элементов.B2" office:value-type="string">
            <text:p text:style-name="P38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2">64</text:p>
          </table:table-cell>
          <table:table-cell table:style-name="Перечень_5f_элементов.B2" office:value-type="string">
            <text:p text:style-name="P53">Трос кормовой оттяжки стрингера, сталь d3мм</text:p>
          </table:table-cell>
          <table:table-cell table:style-name="Перечень_5f_элементов.B2" office:value-type="string">
            <text:p text:style-name="P38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2">65</text:p>
          </table:table-cell>
          <table:table-cell table:style-name="Перечень_5f_элементов.B2" office:value-type="string">
            <text:p text:style-name="P53">Трос <text:span text:style-name="T28">Х-образной рас</text:span>тяжки <text:span text:style-name="T28">рамы</text:span>, сталь d3мм</text:p>
          </table:table-cell>
          <table:table-cell table:style-name="Перечень_5f_элементов.B2" office:value-type="string">
            <text:p text:style-name="P38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8">66</text:p>
          </table:table-cell>
          <table:table-cell table:style-name="Перечень_5f_элементов.B2" office:value-type="string">
            <text:p text:style-name="P64">Трос треугольной оттяжки боковой ванты</text:p>
          </table:table-cell>
          <table:table-cell table:style-name="Перечень_5f_элементов.B2" office:value-type="string">
            <text:p text:style-name="P39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0"/>
          </table:table-cell>
          <table:table-cell table:style-name="Перечень_5f_элементов.B2" office:value-type="string">
            <text:p text:style-name="P53"/>
          </table:table-cell>
          <table:table-cell table:style-name="Перечень_5f_элементов.B2" office:value-type="string">
            <text:p text:style-name="P29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2">68</text:p>
          </table:table-cell>
          <table:table-cell table:style-name="Перечень_5f_элементов.B2" office:value-type="string">
            <text:p text:style-name="P47">Фальшборт</text:p>
          </table:table-cell>
          <table:table-cell table:style-name="Перечень_5f_элементов.B2" office:value-type="string">
            <text:p text:style-name="P29">4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2">69</text:p>
          </table:table-cell>
          <table:table-cell table:style-name="Перечень_5f_элементов.B2" office:value-type="string">
            <text:p text:style-name="P43">Фал грота, канат 6мм</text:p>
          </table:table-cell>
          <table:table-cell table:style-name="Перечень_5f_элементов.B2" office:value-type="string">
            <text:p text:style-name="P28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2">70</text:p>
          </table:table-cell>
          <table:table-cell table:style-name="Перечень_5f_элементов.B2" office:value-type="string">
            <text:p text:style-name="P43">Фал стакселя, канат 6мм</text:p>
          </table:table-cell>
          <table:table-cell table:style-name="Перечень_5f_элементов.B2" office:value-type="string">
            <text:p text:style-name="P15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2">70</text:p>
          </table:table-cell>
          <table:table-cell table:style-name="Перечень_5f_элементов.B2" office:value-type="string">
            <text:p text:style-name="P40">Флюгарка тканевая <text:span text:style-name="T27">красн</text:span><text:span text:style-name="T30">ая</text:span>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75"/>
          </table:table-cell>
          <table:table-cell table:style-name="Перечень_5f_элементов.B2" office:value-type="string">
            <text:p text:style-name="P40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75"/>
          </table:table-cell>
          <table:table-cell table:style-name="Перечень_5f_элементов.B2" office:value-type="string">
            <text:p text:style-name="P40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2">74</text:p>
          </table:table-cell>
          <table:table-cell table:style-name="Перечень_5f_элементов.B2" office:value-type="string">
            <text:p text:style-name="P45">Хомут, жесть s1мм</text:p>
          </table:table-cell>
          <table:table-cell table:style-name="Перечень_5f_элементов.B2" office:value-type="string">
            <text:p text:style-name="P17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2">75</text:p>
          </table:table-cell>
          <table:table-cell table:style-name="Перечень_5f_элементов.B2" office:value-type="string">
            <text:p text:style-name="P57">Хомут силовой для крепления к трубе 30мм</text:p>
          </table:table-cell>
          <table:table-cell table:style-name="Перечень_5f_элементов.B2" office:value-type="string">
            <text:p text:style-name="P33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2">76</text:p>
          </table:table-cell>
          <table:table-cell table:style-name="Перечень_5f_элементов.B2" office:value-type="string">
            <text:p text:style-name="P57">Хомут силовой для крепления к трубе 40мм</text:p>
          </table:table-cell>
          <table:table-cell table:style-name="Перечень_5f_элементов.B2" office:value-type="string">
            <text:p text:style-name="P33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2">77</text:p>
          </table:table-cell>
          <table:table-cell table:style-name="Перечень_5f_элементов.B2" office:value-type="string">
            <text:p text:style-name="P58">Хомут для крепления вант и опор мачты 40мм</text:p>
          </table:table-cell>
          <table:table-cell table:style-name="Перечень_5f_элементов.B2" office:value-type="string">
            <text:p text:style-name="P33">4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ext:soft-page-break/>
        <table:table-row table:style-name="Перечень_5f_элементов.103">
          <table:table-cell table:style-name="Перечень_5f_элементов.A2" office:value-type="string">
            <text:p text:style-name="P82">78</text:p>
          </table:table-cell>
          <table:table-cell table:style-name="Перечень_5f_элементов.B2" office:value-type="string">
            <text:p text:style-name="P41">Хомут Т-образного соединения труб 30мм</text:p>
          </table:table-cell>
          <table:table-cell table:style-name="Перечень_5f_элементов.B2" office:value-type="string">
            <text:p text:style-name="P30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2">79</text:p>
          </table:table-cell>
          <table:table-cell table:style-name="Перечень_5f_элементов.B2" office:value-type="string">
            <text:p text:style-name="P41">Хомут Т-образного соединения труб 40мм</text:p>
          </table:table-cell>
          <table:table-cell table:style-name="Перечень_5f_элементов.B2" office:value-type="string">
            <text:p text:style-name="P14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2">80</text:p>
          </table:table-cell>
          <table:table-cell table:style-name="Перечень_5f_элементов.B2" office:value-type="string">
            <text:p text:style-name="P41">Хомут Т-образного соединения труб <text:span text:style-name="T31">5</text:span>0мм</text:p>
          </table:table-cell>
          <table:table-cell table:style-name="Перечень_5f_элементов.B2" office:value-type="string">
            <text:p text:style-name="P31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5">81</text:p>
          </table:table-cell>
          <table:table-cell table:style-name="Перечень_5f_элементов.B2" office:value-type="string">
            <text:p text:style-name="P60">Хомут поперечного соединения труб 40мм</text:p>
          </table:table-cell>
          <table:table-cell table:style-name="Перечень_5f_элементов.B2" office:value-type="string">
            <text:p text:style-name="P38">4</text:p>
          </table:table-cell>
          <table:table-cell table:style-name="Перечень_5f_элементов.B2" office:value-type="string">
            <text:p text:style-name="P94">Из двух элементов</text:p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7">82</text:p>
          </table:table-cell>
          <table:table-cell table:style-name="Перечень_5f_элементов.B2" office:value-type="string">
            <text:p text:style-name="P62">Шверт</text:p>
          </table:table-cell>
          <table:table-cell table:style-name="Перечень_5f_элементов.B2" office:value-type="string">
            <text:p text:style-name="P24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2">83</text:p>
          </table:table-cell>
          <table:table-cell table:style-name="Перечень_5f_элементов.B2" office:value-type="string">
            <text:p text:style-name="P44">Шайба М6</text:p>
          </table:table-cell>
          <table:table-cell table:style-name="Перечень_5f_элементов.B2" office:value-type="string">
            <text:p text:style-name="P38">74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2">84</text:p>
          </table:table-cell>
          <table:table-cell table:style-name="Перечень_5f_элементов.B2" office:value-type="string">
            <text:p text:style-name="P43">Шкот ста<text:span text:style-name="T23">к</text:span>селя, канат 6мм</text:p>
          </table:table-cell>
          <table:table-cell table:style-name="Перечень_5f_элементов.B2" office:value-type="string">
            <text:p text:style-name="P15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2">85</text:p>
          </table:table-cell>
          <table:table-cell table:style-name="Перечень_5f_элементов.B2" office:value-type="string">
            <text:p text:style-name="P43">Шкот грота, канат 6мм</text:p>
          </table:table-cell>
          <table:table-cell table:style-name="Перечень_5f_элементов.B2" office:value-type="string">
            <text:p text:style-name="P15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2">86</text:p>
          </table:table-cell>
          <table:table-cell table:style-name="Перечень_5f_элементов.B2" office:value-type="string">
            <text:p text:style-name="P47">Шпангоут</text:p>
          </table:table-cell>
          <table:table-cell table:style-name="Перечень_5f_элементов.B2" office:value-type="string">
            <text:p text:style-name="P29">10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2">8<text:span text:style-name="T38">7</text:span></text:p>
          </table:table-cell>
          <table:table-cell table:style-name="Перечень_5f_элементов.B2" office:value-type="string">
            <text:p text:style-name="P50">Штевень</text:p>
          </table:table-cell>
          <table:table-cell table:style-name="Перечень_5f_элементов.B2" office:value-type="string">
            <text:p text:style-name="P19">4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03">
          <table:table-cell table:style-name="Перечень_5f_элементов.A2" office:value-type="string">
            <text:p text:style-name="P89"><text:span text:style-name="T18">8</text:span><text:span text:style-name="T19">8</text:span></text:p>
          </table:table-cell>
          <table:table-cell table:style-name="Перечень_5f_элементов.B2" office:value-type="string">
            <text:p text:style-name="P40"><text:span text:style-name="T34">Шток</text:span> <text:span text:style-name="T29">флюгарки, </text:span>нерж. <text:span text:style-name="T22">с</text:span>таль d4мм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134">
          <table:table-cell table:style-name="Перечень_5f_элементов.A2" office:value-type="string">
            <text:p text:style-name="P89"/>
          </table:table-cell>
          <table:table-cell table:style-name="Перечень_5f_элементов.B2" office:value-type="string">
            <text:p text:style-name="P40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</table:table>
      <text:p text:style-name="Пустой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Gost Type B TT" svg:font-family="'OpenGost Type B TT'" style:font-adornments="Regular" style:font-pitch="variable"/>
    <style:font-face style:name="OpenGost Type B TT1" svg:font-family="'OpenGost Type B TT'" style:font-adornments="Regular" style:font-family-generic="swiss" style:font-pitch="variable"/>
  </office:font-face-decls>
  <office:styles>
    <draw:fill-image draw:name="ПервыйЛист1" xlink:href="Pictures/10002B5A000052220000741E56562D4D2F83E937.svg" xlink:type="simple" xlink:show="embed" xlink:actuate="onLoad"/>
    <draw:fill-image draw:name="ПервыйЛист2" xlink:href="Pictures/10002F79000052220000741E0FD23ADFEBE1A948.svg" xlink:type="simple" xlink:show="embed" xlink:actuate="onLoad"/>
    <draw:fill-image draw:name="ПервыйЛист3" xlink:href="Pictures/10003111000052220000741E1EAD7DF78A081CEB.svg" xlink:type="simple" xlink:show="embed" xlink:actuate="onLoad"/>
    <draw:fill-image draw:name="ПервыйЛист4" xlink:href="Pictures/1000353C000052220000741E50F383452A69B711.svg" xlink:type="simple" xlink:show="embed" xlink:actuate="onLoad"/>
    <draw:fill-image draw:name="ПоследующиеЛисты" xlink:href="Pictures/10001E61000052220000741EDA0F5E82E99FFB4B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Gost Type B TT1" fo:font-family="'OpenGost Type B TT'" style:font-style-name="Regular" style:font-family-generic="swiss" style:font-pitch="variable" fo:font-size="14pt" style:font-name-asian="OpenGost Type B TT" style:font-family-asian="'OpenGost Type B TT'" style:font-style-name-asian="Regular" style:font-pitch-asian="variable" style:font-size-asian="14pt" style:font-name-complex="OpenGost Type B TT" style:font-family-complex="'OpenGost Type B TT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OpenGost Type B TT" style:font-family-complex="'OpenGost Type B TT'" style:font-style-name-complex="Regular" style:font-pitch-complex="variable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class="extra" style:master-page-name="">
      <style:paragraph-properties fo:margin-left="0cm" fo:margin-right="0cm" fo:line-height="100%" fo:text-align="start" style:justify-single-word="false" fo:orphans="0" fo:widows="0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fo:font-style="normal"/>
    </style:style>
    <style:style style:name="Заголовок_20_графы_20_форматной_20_рамки" style:display-name="Заголовок графы форматной рамки" style:family="paragraph" style:parent-style-name="Text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_20__28_повёрнуто_29_" style:display-name="Заголовок графы форматной рамки (повёрнуто)" style:family="paragraph" style:parent-style-name="Заголовок_20_графы_20_форматной_20_рамки">
      <style:paragraph-properties fo:text-align="center" style:justify-single-word="false"/>
      <style:text-properties fo:font-size="14pt" style:text-rotation-angle="90" style:text-rotation-scale="line-height"/>
    </style:style>
    <style:style style:name="Значение_20_графы_20_форматной_20_рамки" style:display-name="Значение графы форматной рамки" style:family="paragraph" style:parent-style-name="Text">
      <style:paragraph-properties fo:margin-left="0cm" fo:margin-right="0cm" fo:text-align="center" style:justify-single-word="false" fo:text-indent="0cm" style:auto-text-indent="false"/>
      <style:text-properties style:font-name="OpenGost Type B TT" fo:font-family="'OpenGost Type B TT'" style:font-style-name="Regular" style:font-pitch="variable" fo:font-size="14pt"/>
    </style:style>
    <style:style style:name="Значение_20_графы_20_форматной_20_рамки_20__28_повёрнуто_29_" style:display-name="Значение графы форматной рамки (повёрнуто)" style:family="paragraph" style:parent-style-name="Значение_20_графы_20_форматной_20_рамки">
      <style:paragraph-properties fo:text-align="center" style:justify-single-word="false"/>
      <style:text-properties fo:font-size="16pt" style:text-rotation-angle="90" style:text-rotation-scale="line-height"/>
    </style:style>
    <style:style style:name="Заголовок_20_графы_20_таблицы" style:display-name="Заголовок графы таблицы" style:family="paragraph" style:parent-style-name="Text" style:master-page-name="">
      <style:paragraph-properties fo:text-align="center" style:justify-single-word="false" style:page-number="auto"/>
      <style:text-properties style:font-name="OpenGost Type B TT" fo:font-family="'OpenGost Type B TT'" style:font-style-name="Regular" style:font-pitch="variable" fo:font-size="16pt" fo:language="ru" fo:country="RU" fo:font-weight="normal" style:font-weight-complex="600"/>
    </style:style>
    <style:style style:name="Значение_20_графы_20_таблицы" style:display-name="Значение графы таблицы" style:family="paragraph" style:parent-style-name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6pt" fo:language="ru" fo:country="RU"/>
    </style:style>
    <style:style style:name="Поз._20_обозначение" style:display-name="Поз. обозначение" style:family="paragraph" style:parent-style-name="Значение_20_графы_20_таблицы" style:auto-update="true">
      <style:paragraph-properties fo:text-align="center" style:justify-single-word="false"/>
      <style:text-properties style:text-underline-style="none"/>
    </style:style>
    <style:style style:name="Наименование" style:family="paragraph" style:parent-style-name="Значение_20_графы_20_таблицы" style:auto-update="true" style:master-page-name="">
      <style:paragraph-properties fo:text-align="start" style:justify-single-word="false" style:page-number="auto"/>
      <style:text-properties fo:font-size="14pt" style:text-underline-style="solid" style:text-underline-width="auto" style:text-underline-color="font-color" style:font-size-asian="14pt" style:font-size-complex="14pt"/>
    </style:style>
    <style:style style:name="Наименование_20__28_заголовок_29_" style:display-name="Наименование (заголовок)" style:family="paragraph" style:parent-style-name="Значение_20_графы_20_таблицы" style:auto-update="true"/>
    <style:style style:name="Кол." style:family="paragraph" style:parent-style-name="Значение_20_графы_20_таблицы" style:auto-update="true">
      <style:paragraph-properties fo:text-align="center" style:justify-single-word="false"/>
    </style:style>
    <style:style style:name="Примечание" style:family="paragraph" style:parent-style-name="Значение_20_графы_20_таблицы" style:auto-update="true">
      <style:paragraph-properties fo:text-align="center" style:justify-single-word="false"/>
    </style:style>
    <style:style style:name="Пустой" style:family="paragraph" style:parent-style-name="Text" style:master-page-name="">
      <loext:graphic-properties draw:fill="none" draw:fill-color="#729fcf"/>
      <style:paragraph-properties fo:line-height="0.049cm" fo:text-align="start" style:justify-single-word="false" style:page-number="auto" fo:background-color="transparent" style:vertical-align="auto" style:snap-to-layout-grid="false">
        <style:tab-stops/>
        <style:drop-cap/>
      </style:paragraph-properties>
      <style:text-properties fo:font-size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199cm" fo:margin-right="0.199cm" fo:margin-top="0.199cm" fo:margin-bottom="0.199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Значение_20_графы_20_форматной_20_рамки">
      <style:text-properties fo:font-size="18pt" officeooo:rsid="009f79a6" officeooo:paragraph-rsid="009f79a6" style:font-size-asian="18pt" style:font-size-complex="18pt" style:text-scale="100%"/>
    </style:style>
    <style:style style:name="MP2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MP3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MP4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5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MP7" style:family="paragraph" style:parent-style-name="Значение_20_графы_20_форматной_20_рамки">
      <style:paragraph-properties fo:margin-left="0.049cm" fo:margin-right="0cm" fo:text-align="center" style:justify-single-word="false" fo:text-indent="0cm" style:auto-text-indent="false"/>
      <style:text-properties officeooo:rsid="009f79a6" officeooo:paragraph-rsid="009f79a6" style:text-scale="100%"/>
    </style:style>
    <style:style style:name="MP8" style:family="paragraph" style:parent-style-name="Заголовок_20_графы_20_форматной_20_рамки">
      <style:text-properties style:text-scale="90%"/>
    </style:style>
    <style:style style:name="MP9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MP10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MP11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MP12" style:family="paragraph" style:parent-style-name="Значение_20_графы_20_форматной_20_рамки_20__28_повёрнуто_29_">
      <style:text-properties fo:font-size="16pt" style:text-scale="100%"/>
    </style:style>
    <style:style style:name="Mfr1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Mfr4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1" draw:fill-image-width="100%" draw:fill-image-height="100%" style:repeat="no-repeat" draw:fill-image-ref-point="top-left" style:footnote-max-height="0cm">
        <style:background-image xlink:href="Pictures/10002B5A000052220000741E56562D4D2F83E937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9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2" draw:fill-image-width="100%" draw:fill-image-height="100%" style:repeat="no-repeat" draw:fill-image-ref-point="top-left" style:footnote-max-height="0cm">
        <style:background-image xlink:href="Pictures/10002F79000052220000741E0FD23ADFEBE1A948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3" draw:fill-image-width="100%" draw:fill-image-height="100%" style:repeat="no-repeat" draw:fill-image-ref-point="top-left" style:footnote-max-height="0cm">
        <style:background-image xlink:href="Pictures/10003111000052220000741E1EAD7DF78A081CE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4" draw:fill-image-width="100%" draw:fill-image-height="100%" style:repeat="no-repeat" draw:fill-image-ref-point="top-left" style:footnote-max-height="0cm">
        <style:background-image xlink:href="Pictures/1000353C000052220000741E50F383452A69B71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>
        <style:background-image xlink:href="Pictures/10001E61000052220000741EDA0F5E82E99FFB4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1.94cm" fo:margin-left="0cm" fo:margin-right="0cm" fo:margin-top="1.44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  <style:master-page style:name="Первый_20_лист_20_1" style:display-name="Первый лист 1" style:page-layout-name="Mpm8" style:next-style-name="Последующие_20_листы">
      <style:header>
        <text:p text:style-name="Text"/>
      </style:header>
      <style:footer>
        <text:p text:style-name="Text"><draw:frame draw:style-name="Mfr1" draw:name="Перв.1: 1 Наименование документа" text:anchor-type="paragraph" svg:x="8.5cm" svg:y="26.7cm" svg:width="7.001cm" svg:height="2.499cm" draw:z-index="142"><draw:text-box><text:p text:style-name="MP1">Парусный катамаран</text:p><text:p text:style-name="MP1">Сборочный чертёж</text:p></draw:text-box></draw:frame><draw:frame draw:style-name="Mfr1" draw:name="Перв.1: 2 Обозначение документа" text:anchor-type="paragraph" svg:x="8.5cm" svg:y="25.201cm" svg:width="12cm" svg:height="1.499cm" draw:z-index="141"><draw:text-box><text:p text:style-name="MP2"/></draw:text-box></draw:frame><draw:frame draw:style-name="Mfr1" draw:name="Перв.1: 9 Наименование организации" text:anchor-type="paragraph" svg:x="15.499cm" svg:y="27.7cm" svg:width="5.001cm" svg:height="1.499cm" draw:z-index="140"><draw:text-box><text:p text:style-name="MP3"/></draw:text-box></draw:frame><draw:frame draw:style-name="Mfr2" draw:name="Перв.1: 4 Лит. (наименование)" text:anchor-type="paragraph" svg:x="15.499cm" svg:y="26.7cm" svg:width="1.499cm" svg:height="0.499cm" draw:z-index="139"><draw:text-box><text:p text:style-name="Заголовок_20_графы_20_форматной_20_рамки">Лит.</text:p></draw:text-box></draw:frame><draw:frame draw:style-name="Mfr1" draw:name="Перв.1: 4 Лит.1" text:anchor-type="paragraph" svg:x="15.499cm" svg:y="27.199cm" svg:width="0.499cm" svg:height="0.499cm" draw:z-index="138"><draw:text-box><text:p text:style-name="Значение_20_графы_20_форматной_20_рамки"/></draw:text-box></draw:frame><draw:frame draw:style-name="Mfr1" draw:name="Перв.1: 4 Лит.2" text:anchor-type="paragraph" svg:x="16cm" svg:y="27.199cm" svg:width="0.499cm" svg:height="0.499cm" draw:z-index="137"><draw:text-box><text:p text:style-name="Значение_20_графы_20_форматной_20_рамки"/></draw:text-box></draw:frame><draw:frame draw:style-name="Mfr1" draw:name="Перв.1: 4 Лит.3" text:anchor-type="paragraph" svg:x="16.499cm" svg:y="27.199cm" svg:width="0.499cm" svg:height="0.499cm" draw:z-index="136"><draw:text-box><text:p text:style-name="Значение_20_графы_20_форматной_20_рамки"/></draw:text-box></draw:frame><draw:frame draw:style-name="Mfr2" draw:name="Перв.1: 7 Лист (наименование)" text:anchor-type="paragraph" svg:x="17cm" svg:y="26.7cm" svg:width="1.499cm" svg:height="0.499cm" draw:z-index="135"><draw:text-box><text:p text:style-name="Заголовок_20_графы_20_форматной_20_рамки">Лист</text:p></draw:text-box></draw:frame><draw:frame draw:style-name="Mfr1" draw:name="Перв.1: 7 Лист" text:anchor-type="paragraph" svg:x="17cm" svg:y="27.199cm" svg:width="1.499cm" svg:height="0.499cm" draw:z-index="134"><draw:text-box><text:p text:style-name="Значение_20_графы_20_форматной_20_рамки"><text:hidden-paragraph text:condition="ooow:Page == 1"/><text:page-number text:select-page="current">1</text:page-number></text:p><text:p text:style-name="Значение_20_графы_20_форматной_20_рамки"/></draw:text-box></draw:frame><draw:frame draw:style-name="Mfr2" draw:name="Перв.1: 8 Листов (наименование)" text:anchor-type="paragraph" svg:x="18.5cm" svg:y="26.7cm" svg:width="2cm" svg:height="0.499cm" draw:z-index="133"><draw:text-box><text:p text:style-name="Заголовок_20_графы_20_форматной_20_рамки">Листов</text:p></draw:text-box></draw:frame><draw:frame draw:style-name="Mfr1" draw:name="Перв.1: 8 Листов" text:anchor-type="paragraph" svg:x="18.5cm" svg:y="27.199cm" svg:width="2cm" svg:height="0.499cm" draw:z-index="132"><draw:text-box><text:p text:style-name="Значение_20_графы_20_форматной_20_рамки"><text:page-count>6</text:page-count></text:p></draw:text-box></draw:frame><draw:frame draw:style-name="Mfr2" draw:name="Перв.1: 10 Разраб. (наименование)" text:anchor-type="paragraph" svg:x="2cm" svg:y="26.7cm" svg:width="1.7cm" svg:height="0.499cm" draw:z-index="131"><draw:text-box><text:p text:style-name="MP4">Разраб.</text:p></draw:text-box></draw:frame><draw:frame draw:style-name="Mfr2" draw:name="Перв.1: 10 Пров. (наименование)" text:anchor-type="paragraph" svg:x="2cm" svg:y="27.199cm" svg:width="1.7cm" svg:height="0.499cm" draw:z-index="130"><draw:text-box><text:p text:style-name="MP4">Пров.</text:p></draw:text-box></draw:frame><draw:frame draw:style-name="Mfr1" draw:name="Перв.1: 10" text:anchor-type="paragraph" svg:x="2cm" svg:y="27.7cm" svg:width="1.7cm" svg:height="0.499cm" draw:z-index="129"><draw:text-box><text:p text:style-name="MP5"/></draw:text-box></draw:frame><draw:frame draw:style-name="Mfr2" draw:name="Перв.1: 10 Н. контр. (наименование)" text:anchor-type="paragraph" svg:x="2cm" svg:y="28.199cm" svg:width="1.7cm" svg:height="0.499cm" draw:z-index="128"><draw:text-box><text:p text:style-name="MP6">Н. контр.</text:p></draw:text-box></draw:frame><draw:frame draw:style-name="Mfr2" draw:name="Перв.1: 10 Утв. (наименование)" text:anchor-type="paragraph" svg:x="2cm" svg:y="28.7cm" svg:width="1.7cm" svg:height="0.499cm" draw:z-index="127"><draw:text-box><text:p text:style-name="MP4">Утв.</text:p></draw:text-box></draw:frame><draw:frame draw:style-name="Mfr1" draw:name="Перв.1: 11 Разраб." text:anchor-type="paragraph" svg:x="3.701cm" svg:y="26.7cm" svg:width="2.3cm" svg:height="0.499cm" draw:z-index="126"><draw:text-box><text:p text:style-name="MP7">Соболев</text:p></draw:text-box></draw:frame><draw:frame draw:style-name="Mfr1" draw:name="Перв.1: 11 Пров." text:anchor-type="paragraph" svg:x="3.701cm" svg:y="27.199cm" svg:width="2.3cm" svg:height="0.499cm" draw:z-index="125"><draw:text-box><text:p text:style-name="MP7">Красавин</text:p></draw:text-box></draw:frame><draw:frame draw:style-name="Mfr1" draw:name="Перв.1: 11" text:anchor-type="paragraph" svg:x="3.701cm" svg:y="27.7cm" svg:width="2.3cm" svg:height="0.499cm" draw:z-index="124"><draw:text-box><text:p text:style-name="MP5"/></draw:text-box></draw:frame><draw:frame draw:style-name="Mfr1" draw:name="Перв.1: 11 Н. контр." text:anchor-type="paragraph" svg:x="3.701cm" svg:y="28.199cm" svg:width="2.3cm" svg:height="0.499cm" draw:z-index="123"><draw:text-box><text:p text:style-name="MP7">Лунёв</text:p></draw:text-box></draw:frame><draw:frame draw:style-name="Mfr1" draw:name="Перв.1: 11 Утв." text:anchor-type="paragraph" svg:x="3.701cm" svg:y="28.7cm" svg:width="2.3cm" svg:height="0.499cm" draw:z-index="122"><draw:text-box><text:p text:style-name="MP5"/></draw:text-box></draw:frame><draw:frame draw:style-name="Mfr1" draw:name="Перв.1: 13 Разраб." text:anchor-type="paragraph" svg:x="7.5cm" svg:y="26.7cm" svg:width="1cm" svg:height="0.499cm" draw:z-index="121"><draw:text-box><text:p text:style-name="MP5"/></draw:text-box></draw:frame><draw:frame draw:style-name="Mfr1" draw:name="Перв.1: 13 Пров." text:anchor-type="paragraph" svg:x="7.5cm" svg:y="27.199cm" svg:width="1cm" svg:height="0.499cm" draw:z-index="120"><draw:text-box><text:p text:style-name="MP5"/></draw:text-box></draw:frame><draw:frame draw:style-name="Mfr1" draw:name="Перв.1: 13" text:anchor-type="paragraph" svg:x="7.5cm" svg:y="27.7cm" svg:width="1cm" svg:height="0.499cm" draw:z-index="119"><draw:text-box><text:p text:style-name="MP5"/></draw:text-box></draw:frame><draw:frame draw:style-name="Mfr1" draw:name="Перв.1: 13 Н. контр." text:anchor-type="paragraph" svg:x="7.5cm" svg:y="28.199cm" svg:width="1cm" svg:height="0.499cm" draw:z-index="118"><draw:text-box><text:p text:style-name="MP5"/></draw:text-box></draw:frame><draw:frame draw:style-name="Mfr1" draw:name="Перв.1: 13 Утв." text:anchor-type="paragraph" svg:x="7.5cm" svg:y="28.7cm" svg:width="1cm" svg:height="0.499cm" draw:z-index="117"><draw:text-box><text:p text:style-name="MP5"/></draw:text-box></draw:frame><draw:frame draw:style-name="Mfr2" draw:name="Перв.1: 14 Изм. (наименование)" text:anchor-type="paragraph" svg:x="2cm" svg:y="26.201cm" svg:width="0.7cm" svg:height="0.499cm" draw:z-index="116"><draw:text-box><text:p text:style-name="MP8">Изм.</text:p></draw:text-box></draw:frame><draw:frame draw:style-name="Mfr2" draw:name="Перв.1: 15 Лист (наименование)" text:anchor-type="paragraph" svg:x="2.701cm" svg:y="26.201cm" svg:width="1cm" svg:height="0.499cm" draw:z-index="115"><draw:text-box><text:p text:style-name="Заголовок_20_графы_20_форматной_20_рамки">Лист</text:p></draw:text-box></draw:frame><draw:frame draw:style-name="Mfr2" draw:name="Перв.1: 16 № докум. (наименование)" text:anchor-type="paragraph" svg:x="3.701cm" svg:y="26.201cm" svg:width="2.3cm" svg:height="0.499cm" draw:z-index="114"><draw:text-box><text:p text:style-name="Заголовок_20_графы_20_форматной_20_рамки">№ докум.</text:p></draw:text-box></draw:frame><draw:frame draw:style-name="Mfr2" draw:name="Перв.1: 17 Подп. (наименование)" text:anchor-type="paragraph" svg:x="6.001cm" svg:y="26.201cm" svg:width="1.499cm" svg:height="0.499cm" draw:z-index="113"><draw:text-box><text:p text:style-name="Заголовок_20_графы_20_форматной_20_рамки">Подп.</text:p></draw:text-box></draw:frame><draw:frame draw:style-name="Mfr2" draw:name="Перв.1: 18 Дата (наименование)" text:anchor-type="paragraph" svg:x="7.5cm" svg:y="26.201cm" svg:width="1cm" svg:height="0.499cm" draw:z-index="112"><draw:text-box><text:p text:style-name="Заголовок_20_графы_20_форматной_20_рамки">Дата</text:p></draw:text-box></draw:frame><draw:frame draw:style-name="Mfr2" draw:name="Перв.1: 19 Инв. № подл. (наименование)" text:anchor-type="paragraph" svg:x="0.801cm" svg:y="26.7cm" svg:width="0.499cm" svg:height="2.499cm" draw:z-index="111"><draw:text-box><text:p text:style-name="Заголовок_20_графы_20_форматной_20_рамки_20__28_повёрнуто_29_">Инв. № подл.</text:p></draw:text-box></draw:frame><draw:frame draw:style-name="Mfr1" draw:name="Перв.1: 19 Инв. № подл." text:anchor-type="paragraph" svg:x="1.3cm" svg:y="26.7cm" svg:width="0.7cm" svg:height="2.499cm" draw:z-index="110"><draw:text-box><text:p text:style-name="Значение_20_графы_20_форматной_20_рамки_20__28_повёрнуто_29_"/></draw:text-box></draw:frame><draw:frame draw:style-name="Mfr2" draw:name="Перв.1: 20 Подп. и дата (наименование)" text:anchor-type="paragraph" svg:x="0.801cm" svg:y="23.2cm" svg:width="0.499cm" svg:height="3.5cm" draw:z-index="109"><draw:text-box><text:p text:style-name="Заголовок_20_графы_20_форматной_20_рамки_20__28_повёрнуто_29_">Подп. и дата</text:p></draw:text-box></draw:frame><draw:frame draw:style-name="Mfr3" draw:name="Перв.1: 20 Подп. и дата" text:anchor-type="paragraph" svg:x="1.3cm" svg:y="23.2cm" svg:width="0.7cm" svg:height="3.5cm" draw:z-index="108"><draw:text-box><text:p text:style-name="Значение_20_графы_20_форматной_20_рамки_20__28_повёрнуто_29_"/></draw:text-box></draw:frame><draw:frame draw:style-name="Mfr2" draw:name="Перв.1: 21 Взам. инв. № (наименование)" text:anchor-type="paragraph" svg:x="0.801cm" svg:y="20.699cm" svg:width="0.499cm" svg:height="2.499cm" draw:z-index="107"><draw:text-box><text:p text:style-name="Заголовок_20_графы_20_форматной_20_рамки_20__28_повёрнуто_29_">Взам. инв. №</text:p></draw:text-box></draw:frame><draw:frame draw:style-name="Mfr1" draw:name="Перв.1: 21 Взам. инв. №" text:anchor-type="paragraph" svg:x="1.3cm" svg:y="20.699cm" svg:width="0.7cm" svg:height="2.499cm" draw:z-index="106"><draw:text-box><text:p text:style-name="Значение_20_графы_20_форматной_20_рамки_20__28_повёрнуто_29_"/></draw:text-box></draw:frame><draw:frame draw:style-name="Mfr2" draw:name="Перв.1: 22 Инв. № дубл. (наименование)" text:anchor-type="paragraph" svg:x="0.801cm" svg:y="18.2cm" svg:width="0.499cm" svg:height="2.499cm" draw:z-index="105"><draw:text-box><text:p text:style-name="Заголовок_20_графы_20_форматной_20_рамки_20__28_повёрнуто_29_">Инв. № дубл.</text:p></draw:text-box></draw:frame><draw:frame draw:style-name="Mfr1" draw:name="Перв.1: 22 Инв. № дубл." text:anchor-type="paragraph" svg:x="1.3cm" svg:y="18.2cm" svg:width="0.7cm" svg:height="2.499cm" draw:z-index="104"><draw:text-box><text:p text:style-name="Значение_20_графы_20_форматной_20_рамки_20__28_повёрнуто_29_"/></draw:text-box></draw:frame><draw:frame draw:style-name="Mfr2" draw:name="Перв.1: 23 Подп. и дата (наименование)" text:anchor-type="paragraph" svg:x="0.801cm" svg:y="14.7cm" svg:width="0.499cm" svg:height="3.5cm" draw:z-index="103"><draw:text-box><text:p text:style-name="Заголовок_20_графы_20_форматной_20_рамки_20__28_повёрнуто_29_">Подп. и дата</text:p></draw:text-box></draw:frame><draw:frame draw:style-name="Mfr3" draw:name="Перв.1: 23 Подп. и дата" text:anchor-type="paragraph" svg:x="1.3cm" svg:y="14.7cm" svg:width="0.7cm" svg:height="3.5cm" draw:z-index="102"><draw:text-box><text:p text:style-name="Значение_20_графы_20_форматной_20_рамки_20__28_повёрнуто_29_"/></draw:text-box></draw:frame><draw:frame draw:style-name="Mfr2" draw:name="Перв.1: 31 Копировал (наименование)" text:anchor-type="paragraph" svg:x="9.5cm" svg:y="29.199cm" svg:height="0.499cm" draw:z-index="101"><draw:text-box fo:min-width="1cm"><text:p text:style-name="Заголовок_20_графы_20_форматной_20_рамки">Копировал</text:p></draw:text-box></draw:frame><draw:frame draw:style-name="Mfr2" draw:name="Перв.1: 32 Формат (наименование)" text:anchor-type="paragraph" svg:x="16.499cm" svg:y="29.199cm" svg:height="0.499cm" draw:z-index="10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2" style:display-name="Первый лист 2" style:page-layout-name="Mpm9" style:next-style-name="Последующие_20_листы">
      <style:header>
        <text:p text:style-name="Text"/>
      </style:header>
      <style:footer>
        <text:p text:style-name="Text"><draw:frame draw:style-name="Mfr1" draw:name="Перв.2: 1 Наименование документа" text:anchor-type="paragraph" svg:x="8.5cm" svg:y="26.7cm" svg:width="7.001cm" svg:height="2.499cm" draw:z-index="0"><draw:text-box><text:p text:style-name="MP9">Парусный катамаран<text:line-break/>Сборочный чертеж<text:line-break/></text:p></draw:text-box></draw:frame><draw:frame draw:style-name="Mfr1" draw:name="Перв.2: 2 Обозначение документа" text:anchor-type="paragraph" svg:x="8.5cm" svg:y="25.201cm" svg:width="12cm" svg:height="1.499cm" draw:z-index="0"><draw:text-box><text:p text:style-name="MP2"/></draw:text-box></draw:frame><draw:frame draw:style-name="Mfr1" draw:name="Перв.2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2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2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2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2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2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2: 8 Листов" text:anchor-type="paragraph" svg:x="18.5cm" svg:y="27.199cm" svg:width="2cm" svg:height="0.499cm" draw:z-index="0"><draw:text-box><text:p text:style-name="Значение_20_графы_20_форматной_20_рамки"><text:page-count>6</text:page-count></text:p></draw:text-box></draw:frame><draw:frame draw:style-name="Mfr2" draw:name="Перв.2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2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2: 10" text:anchor-type="paragraph" svg:x="2cm" svg:y="27.7cm" svg:width="1.7cm" svg:height="0.499cm" draw:z-index="0"><draw:text-box><text:p text:style-name="MP5"/></draw:text-box></draw:frame><draw:frame draw:style-name="Mfr2" draw:name="Перв.2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2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2: 11 Разраб." text:anchor-type="paragraph" svg:x="3.701cm" svg:y="26.7cm" svg:width="2.3cm" svg:height="0.499cm" draw:z-index="0"><draw:text-box><text:p text:style-name="MP10">Соболев</text:p></draw:text-box></draw:frame><draw:frame draw:style-name="Mfr1" draw:name="Перв.2: 11 Пров." text:anchor-type="paragraph" svg:x="3.701cm" svg:y="27.199cm" svg:width="2.3cm" svg:height="0.499cm" draw:z-index="0"><draw:text-box><text:p text:style-name="MP10">Красавин</text:p></draw:text-box></draw:frame><draw:frame draw:style-name="Mfr1" draw:name="Перв.2: 11" text:anchor-type="paragraph" svg:x="3.701cm" svg:y="27.7cm" svg:width="2.3cm" svg:height="0.499cm" draw:z-index="0"><draw:text-box><text:p text:style-name="MP5"/></draw:text-box></draw:frame><draw:frame draw:style-name="Mfr1" draw:name="Перв.2: 11 Н. контр." text:anchor-type="paragraph" svg:x="3.701cm" svg:y="28.199cm" svg:width="2.3cm" svg:height="0.499cm" draw:z-index="0"><draw:text-box><text:p text:style-name="MP10">Лунёв</text:p></draw:text-box></draw:frame><draw:frame draw:style-name="Mfr1" draw:name="Перв.2: 11 Утв." text:anchor-type="paragraph" svg:x="3.701cm" svg:y="28.7cm" svg:width="2.3cm" svg:height="0.499cm" draw:z-index="0"><draw:text-box><text:p text:style-name="MP5"/></draw:text-box></draw:frame><draw:frame draw:style-name="Mfr1" draw:name="Перв.2: 13 Разраб." text:anchor-type="paragraph" svg:x="7.5cm" svg:y="26.7cm" svg:width="1cm" svg:height="0.499cm" draw:z-index="0"><draw:text-box><text:p text:style-name="MP5"/></draw:text-box></draw:frame><draw:frame draw:style-name="Mfr1" draw:name="Перв.2: 13 Пров." text:anchor-type="paragraph" svg:x="7.5cm" svg:y="27.199cm" svg:width="1cm" svg:height="0.499cm" draw:z-index="0"><draw:text-box><text:p text:style-name="MP5"/></draw:text-box></draw:frame><draw:frame draw:style-name="Mfr1" draw:name="Перв.2: 13" text:anchor-type="paragraph" svg:x="7.5cm" svg:y="27.7cm" svg:width="1cm" svg:height="0.499cm" draw:z-index="0"><draw:text-box><text:p text:style-name="MP5"/></draw:text-box></draw:frame><draw:frame draw:style-name="Mfr1" draw:name="Перв.2: 13 Н. контр." text:anchor-type="paragraph" svg:x="7.5cm" svg:y="28.199cm" svg:width="1cm" svg:height="0.499cm" draw:z-index="0"><draw:text-box><text:p text:style-name="MP5"/></draw:text-box></draw:frame><draw:frame draw:style-name="Mfr1" draw:name="Перв.2: 13 Утв." text:anchor-type="paragraph" svg:x="7.5cm" svg:y="28.7cm" svg:width="1cm" svg:height="0.499cm" draw:z-index="0"><draw:text-box><text:p text:style-name="MP5"/></draw:text-box></draw:frame><draw:frame draw:style-name="Mfr2" draw:name="Перв.2: 14 Изм. (наименование)" text:anchor-type="paragraph" svg:x="2cm" svg:y="26.201cm" svg:width="0.7cm" svg:height="0.499cm" draw:z-index="0"><draw:text-box><text:p text:style-name="MP8">Изм.</text:p></draw:text-box></draw:frame><draw:frame draw:style-name="Mfr2" draw:name="Перв.2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2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2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2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2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2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2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2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2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3" style:display-name="Первый лист 3" style:page-layout-name="Mpm10" style:next-style-name="Последующие_20_листы">
      <style:header>
        <text:p text:style-name="Text"/>
      </style:header>
      <style:footer>
        <text:p text:style-name="Text"><draw:frame draw:style-name="Mfr1" draw:name="Перв.3: 1 Наименование документа" text:anchor-type="paragraph" svg:x="8.5cm" svg:y="26.7cm" svg:width="7.001cm" svg:height="2.499cm" draw:z-index="0"><draw:text-box><text:p text:style-name="MP9">Парусный катамаран<text:line-break/>Сборочный чертеж<text:line-break/></text:p></draw:text-box></draw:frame><draw:frame draw:style-name="Mfr1" draw:name="Перв.3: 2 Обозначение документа" text:anchor-type="paragraph" svg:x="8.5cm" svg:y="25.201cm" svg:width="12cm" svg:height="1.499cm" draw:z-index="0"><draw:text-box><text:p text:style-name="MP2"/></draw:text-box></draw:frame><draw:frame draw:style-name="Mfr1" draw:name="Перв.3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3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3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3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3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3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3: 8 Листов" text:anchor-type="paragraph" svg:x="18.5cm" svg:y="27.199cm" svg:width="2cm" svg:height="0.499cm" draw:z-index="0"><draw:text-box><text:p text:style-name="Значение_20_графы_20_форматной_20_рамки"><text:page-count>6</text:page-count></text:p></draw:text-box></draw:frame><draw:frame draw:style-name="Mfr2" draw:name="Перв.3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3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3: 10" text:anchor-type="paragraph" svg:x="2cm" svg:y="27.7cm" svg:width="1.7cm" svg:height="0.499cm" draw:z-index="0"><draw:text-box><text:p text:style-name="MP5"/></draw:text-box></draw:frame><draw:frame draw:style-name="Mfr2" draw:name="Перв.3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3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3: 11 Разраб." text:anchor-type="paragraph" svg:x="3.701cm" svg:y="26.7cm" svg:width="2.3cm" svg:height="0.499cm" draw:z-index="0"><draw:text-box><text:p text:style-name="MP10">Соболев</text:p></draw:text-box></draw:frame><draw:frame draw:style-name="Mfr1" draw:name="Перв.3: 11 Пров." text:anchor-type="paragraph" svg:x="3.701cm" svg:y="27.199cm" svg:width="2.3cm" svg:height="0.499cm" draw:z-index="0"><draw:text-box><text:p text:style-name="MP10">Красавин</text:p></draw:text-box></draw:frame><draw:frame draw:style-name="Mfr1" draw:name="Перв.3: 11" text:anchor-type="paragraph" svg:x="3.701cm" svg:y="27.7cm" svg:width="2.3cm" svg:height="0.499cm" draw:z-index="0"><draw:text-box><text:p text:style-name="MP5"/></draw:text-box></draw:frame><draw:frame draw:style-name="Mfr1" draw:name="Перв.3: 11 Н. контр." text:anchor-type="paragraph" svg:x="3.701cm" svg:y="28.199cm" svg:width="2.3cm" svg:height="0.499cm" draw:z-index="0"><draw:text-box><text:p text:style-name="MP10">Лунёв</text:p></draw:text-box></draw:frame><draw:frame draw:style-name="Mfr1" draw:name="Перв.3: 11 Утв." text:anchor-type="paragraph" svg:x="3.701cm" svg:y="28.7cm" svg:width="2.3cm" svg:height="0.499cm" draw:z-index="0"><draw:text-box><text:p text:style-name="MP5"/></draw:text-box></draw:frame><draw:frame draw:style-name="Mfr1" draw:name="Перв.3: 13 Разраб." text:anchor-type="paragraph" svg:x="7.5cm" svg:y="26.7cm" svg:width="1cm" svg:height="0.499cm" draw:z-index="0"><draw:text-box><text:p text:style-name="MP5"/></draw:text-box></draw:frame><draw:frame draw:style-name="Mfr1" draw:name="Перв.3: 13 Пров." text:anchor-type="paragraph" svg:x="7.5cm" svg:y="27.199cm" svg:width="1cm" svg:height="0.499cm" draw:z-index="0"><draw:text-box><text:p text:style-name="MP5"/></draw:text-box></draw:frame><draw:frame draw:style-name="Mfr1" draw:name="Перв.3: 13" text:anchor-type="paragraph" svg:x="7.5cm" svg:y="27.7cm" svg:width="1cm" svg:height="0.499cm" draw:z-index="0"><draw:text-box><text:p text:style-name="MP5"/></draw:text-box></draw:frame><draw:frame draw:style-name="Mfr1" draw:name="Перв.3: 13 Н. контр." text:anchor-type="paragraph" svg:x="7.5cm" svg:y="28.199cm" svg:width="1cm" svg:height="0.499cm" draw:z-index="0"><draw:text-box><text:p text:style-name="MP5"/></draw:text-box></draw:frame><draw:frame draw:style-name="Mfr1" draw:name="Перв.3: 13 Утв." text:anchor-type="paragraph" svg:x="7.5cm" svg:y="28.7cm" svg:width="1cm" svg:height="0.499cm" draw:z-index="0"><draw:text-box><text:p text:style-name="MP5"/></draw:text-box></draw:frame><draw:frame draw:style-name="Mfr2" draw:name="Перв.3: 14 Изм. (наименование)" text:anchor-type="paragraph" svg:x="2cm" svg:y="26.201cm" svg:width="0.7cm" svg:height="0.499cm" draw:z-index="0"><draw:text-box><text:p text:style-name="MP8">Изм.</text:p></draw:text-box></draw:frame><draw:frame draw:style-name="Mfr2" draw:name="Перв.3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3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3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3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3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3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3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3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3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3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3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3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3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3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3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4" style:display-name="Первый лист 4" style:page-layout-name="Mpm11" style:next-style-name="Последующие_20_листы">
      <style:header>
        <text:p text:style-name="Text"/>
      </style:header>
      <style:footer>
        <text:p text:style-name="Text"><draw:frame draw:style-name="Mfr1" draw:name="Перв.4: 1 Наименование документа" text:anchor-type="paragraph" svg:x="8.5cm" svg:y="26.7cm" svg:width="7.001cm" svg:height="2.499cm" draw:z-index="0"><draw:text-box><text:p text:style-name="MP9">Парусный катамаран<text:line-break/>Сборочный чертеж<text:line-break/></text:p></draw:text-box></draw:frame><draw:frame draw:style-name="Mfr1" draw:name="Перв.4: 2 Обозначение документа" text:anchor-type="paragraph" svg:x="8.5cm" svg:y="25.201cm" svg:width="12cm" svg:height="1.499cm" draw:z-index="0"><draw:text-box><text:p text:style-name="MP2"/></draw:text-box></draw:frame><draw:frame draw:style-name="Mfr1" draw:name="Перв.4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4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4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4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4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4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4: 8 Листов" text:anchor-type="paragraph" svg:x="18.5cm" svg:y="27.199cm" svg:width="2cm" svg:height="0.499cm" draw:z-index="0"><draw:text-box><text:p text:style-name="Значение_20_графы_20_форматной_20_рамки"><text:page-count>6</text:page-count></text:p></draw:text-box></draw:frame><draw:frame draw:style-name="Mfr2" draw:name="Перв.4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4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4: 10" text:anchor-type="paragraph" svg:x="2cm" svg:y="27.7cm" svg:width="1.7cm" svg:height="0.499cm" draw:z-index="0"><draw:text-box><text:p text:style-name="MP5"/></draw:text-box></draw:frame><draw:frame draw:style-name="Mfr2" draw:name="Перв.4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4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4: 11 Разраб." text:anchor-type="paragraph" svg:x="3.701cm" svg:y="26.7cm" svg:width="2.3cm" svg:height="0.499cm" draw:z-index="0"><draw:text-box><text:p text:style-name="MP10">Соболев</text:p></draw:text-box></draw:frame><draw:frame draw:style-name="Mfr1" draw:name="Перв.4: 11 Пров." text:anchor-type="paragraph" svg:x="3.701cm" svg:y="27.199cm" svg:width="2.3cm" svg:height="0.499cm" draw:z-index="0"><draw:text-box><text:p text:style-name="MP10">Красавин</text:p></draw:text-box></draw:frame><draw:frame draw:style-name="Mfr1" draw:name="Перв.4: 11" text:anchor-type="paragraph" svg:x="3.701cm" svg:y="27.7cm" svg:width="2.3cm" svg:height="0.499cm" draw:z-index="0"><draw:text-box><text:p text:style-name="MP5"/></draw:text-box></draw:frame><draw:frame draw:style-name="Mfr1" draw:name="Перв.4: 11 Н. контр." text:anchor-type="paragraph" svg:x="3.701cm" svg:y="28.199cm" svg:width="2.3cm" svg:height="0.499cm" draw:z-index="0"><draw:text-box><text:p text:style-name="MP10">Лунёв</text:p></draw:text-box></draw:frame><draw:frame draw:style-name="Mfr1" draw:name="Перв.4: 11 Утв." text:anchor-type="paragraph" svg:x="3.701cm" svg:y="28.7cm" svg:width="2.3cm" svg:height="0.499cm" draw:z-index="0"><draw:text-box><text:p text:style-name="MP5"/></draw:text-box></draw:frame><draw:frame draw:style-name="Mfr1" draw:name="Перв.4: 13 Разраб." text:anchor-type="paragraph" svg:x="7.5cm" svg:y="26.7cm" svg:width="1cm" svg:height="0.499cm" draw:z-index="0"><draw:text-box><text:p text:style-name="MP5"/></draw:text-box></draw:frame><draw:frame draw:style-name="Mfr1" draw:name="Перв.4: 13 Пров." text:anchor-type="paragraph" svg:x="7.5cm" svg:y="27.199cm" svg:width="1cm" svg:height="0.499cm" draw:z-index="0"><draw:text-box><text:p text:style-name="MP5"/></draw:text-box></draw:frame><draw:frame draw:style-name="Mfr1" draw:name="Перв.4: 13" text:anchor-type="paragraph" svg:x="7.5cm" svg:y="27.7cm" svg:width="1cm" svg:height="0.499cm" draw:z-index="0"><draw:text-box><text:p text:style-name="MP5"/></draw:text-box></draw:frame><draw:frame draw:style-name="Mfr1" draw:name="Перв.4: 13 Н. контр." text:anchor-type="paragraph" svg:x="7.5cm" svg:y="28.199cm" svg:width="1cm" svg:height="0.499cm" draw:z-index="0"><draw:text-box><text:p text:style-name="MP5"/></draw:text-box></draw:frame><draw:frame draw:style-name="Mfr1" draw:name="Перв.4: 13 Утв." text:anchor-type="paragraph" svg:x="7.5cm" svg:y="28.7cm" svg:width="1cm" svg:height="0.499cm" draw:z-index="0"><draw:text-box><text:p text:style-name="MP5"/></draw:text-box></draw:frame><draw:frame draw:style-name="Mfr2" draw:name="Перв.4: 14 Изм. (наименование)" text:anchor-type="paragraph" svg:x="2cm" svg:y="26.201cm" svg:width="0.7cm" svg:height="0.499cm" draw:z-index="0"><draw:text-box><text:p text:style-name="MP8">Изм.</text:p></draw:text-box></draw:frame><draw:frame draw:style-name="Mfr2" draw:name="Перв.4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4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4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4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4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4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4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4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4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4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4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4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4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4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4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4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4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оследующие_20_листы" style:display-name="Последующие листы" style:page-layout-name="Mpm12">
      <style:header>
        <text:p text:style-name="Text"/>
      </style:header>
      <style:footer>
        <text:p text:style-name="Text"><draw:frame draw:style-name="Mfr2" draw:name="Прочие: 2 Обозначение документа" text:anchor-type="paragraph" svg:x="8.5cm" svg:y="27.7cm" svg:width="11cm" svg:height="1.499cm" draw:z-index="99"><draw:text-box><text:p text:style-name="MP11"/></draw:text-box></draw:frame><draw:frame draw:style-name="Mfr2" draw:name="Прочие: 7 Лист (наименование)" text:anchor-type="paragraph" svg:x="19.5cm" svg:y="27.7cm" svg:width="1cm" svg:height="0.7cm" draw:z-index="94"><draw:text-box><text:p text:style-name="Заголовок_20_графы_20_форматной_20_рамки">Лист</text:p></draw:text-box></draw:frame><draw:frame draw:style-name="Mfr1" draw:name="Прочие: 7 Лист" text:anchor-type="paragraph" svg:x="19.5cm" svg:y="28.4cm" svg:width="1cm" svg:height="0.801cm" draw:z-index="89"><draw:text-box><text:p text:style-name="Значение_20_графы_20_форматной_20_рамки"><text:page-number text:select-page="current">4</text:page-number></text:p></draw:text-box></draw:frame><draw:frame draw:style-name="Mfr2" draw:name="Прочие: 14 Изм. (наименование)" text:anchor-type="paragraph" svg:x="2cm" svg:y="28.7cm" svg:width="0.7cm" svg:height="0.499cm" draw:z-index="84"><draw:text-box><text:p text:style-name="MP8">Изм.</text:p></draw:text-box></draw:frame><draw:frame draw:style-name="Mfr2" draw:name="Прочие: 15 Лист (наименование)" text:anchor-type="paragraph" svg:x="2.701cm" svg:y="28.7cm" svg:width="1cm" svg:height="0.499cm" draw:z-index="79"><draw:text-box><text:p text:style-name="Заголовок_20_графы_20_форматной_20_рамки">Лист</text:p></draw:text-box></draw:frame><draw:frame draw:style-name="Mfr2" draw:name="Прочие: 16 № докум. (наименование)" text:anchor-type="paragraph" svg:x="3.701cm" svg:y="28.7cm" svg:width="2.3cm" svg:height="0.499cm" draw:z-index="74"><draw:text-box><text:p text:style-name="Заголовок_20_графы_20_форматной_20_рамки">№ докум.</text:p></draw:text-box></draw:frame><draw:frame draw:style-name="Mfr2" draw:name="Прочие: 17 Подп. (наименование)" text:anchor-type="paragraph" svg:x="6.001cm" svg:y="28.7cm" svg:width="1.499cm" svg:height="0.499cm" draw:z-index="69"><draw:text-box><text:p text:style-name="Заголовок_20_графы_20_форматной_20_рамки">Подп.</text:p></draw:text-box></draw:frame><draw:frame draw:style-name="Mfr2" draw:name="Прочие: 18 Дата (наименование)" text:anchor-type="paragraph" svg:x="7.5cm" svg:y="28.7cm" svg:width="1cm" svg:height="0.499cm" draw:z-index="64"><draw:text-box><text:p text:style-name="Заголовок_20_графы_20_форматной_20_рамки">Дата</text:p></draw:text-box></draw:frame><draw:frame draw:style-name="Mfr2" draw:name="Прочие: 19 Инв. № подл. (наименование)" text:anchor-type="paragraph" svg:x="0.801cm" svg:y="26.7cm" svg:width="0.499cm" svg:height="2.499cm" draw:z-index="59"><draw:text-box><text:p text:style-name="Заголовок_20_графы_20_форматной_20_рамки_20__28_повёрнуто_29_">Инв. № подл.</text:p></draw:text-box></draw:frame><draw:frame draw:style-name="Mfr2" draw:name="Прочие: 19 Инв. № подл." text:anchor-type="paragraph" svg:x="1.3cm" svg:y="26.7cm" svg:width="0.7cm" svg:height="2.499cm" draw:z-index="54"><draw:text-box><text:p text:style-name="MP12"/></draw:text-box></draw:frame><draw:frame draw:style-name="Mfr2" draw:name="Прочие: 20 Подп. и дата (наименование)" text:anchor-type="paragraph" svg:x="0.801cm" svg:y="23.2cm" svg:width="0.499cm" svg:height="3.5cm" draw:z-index="49"><draw:text-box><text:p text:style-name="Заголовок_20_графы_20_форматной_20_рамки_20__28_повёрнуто_29_">Подп. и дата</text:p></draw:text-box></draw:frame><draw:frame draw:style-name="Mfr4" draw:name="Прочие: 20 Подп. и дата" text:anchor-type="paragraph" svg:x="1.3cm" svg:y="23.2cm" svg:width="0.7cm" svg:height="3.5cm" draw:z-index="44"><draw:text-box><text:p text:style-name="MP12"/></draw:text-box></draw:frame><draw:frame draw:style-name="Mfr2" draw:name="Прочие: 21 Взам. инв. № (наименование)" text:anchor-type="paragraph" svg:x="0.801cm" svg:y="20.699cm" svg:width="0.499cm" svg:height="2.499cm" draw:z-index="39"><draw:text-box><text:p text:style-name="Заголовок_20_графы_20_форматной_20_рамки_20__28_повёрнуто_29_">Взам. инв. №</text:p></draw:text-box></draw:frame><draw:frame draw:style-name="Mfr2" draw:name="Прочие: 21 Взам. инв. №" text:anchor-type="paragraph" svg:x="1.3cm" svg:y="20.699cm" svg:width="0.7cm" svg:height="2.499cm" draw:z-index="34"><draw:text-box><text:p text:style-name="MP12"/></draw:text-box></draw:frame><draw:frame draw:style-name="Mfr2" draw:name="Прочие: 22 Инв. № дубл. (наименование)" text:anchor-type="paragraph" svg:x="0.801cm" svg:y="18.2cm" svg:width="0.499cm" svg:height="2.499cm" draw:z-index="29"><draw:text-box><text:p text:style-name="Заголовок_20_графы_20_форматной_20_рамки_20__28_повёрнуто_29_">Инв. № дубл.</text:p></draw:text-box></draw:frame><draw:frame draw:style-name="Mfr2" draw:name="Прочие: 22 Инв. № дубл." text:anchor-type="paragraph" svg:x="1.3cm" svg:y="18.2cm" svg:width="0.7cm" svg:height="2.499cm" draw:z-index="24"><draw:text-box><text:p text:style-name="MP12"/></draw:text-box></draw:frame><draw:frame draw:style-name="Mfr2" draw:name="Прочие: 23 Подп. и дата (наименование)" text:anchor-type="paragraph" svg:x="0.801cm" svg:y="14.7cm" svg:width="0.499cm" svg:height="3.5cm" draw:z-index="19"><draw:text-box><text:p text:style-name="Заголовок_20_графы_20_форматной_20_рамки_20__28_повёрнуто_29_">Подп. и дата</text:p></draw:text-box></draw:frame><draw:frame draw:style-name="Mfr4" draw:name="Прочие: 23 Подп. и дата" text:anchor-type="paragraph" svg:x="1.3cm" svg:y="14.7cm" svg:width="0.7cm" svg:height="3.5cm" draw:z-index="14"><draw:text-box><text:p text:style-name="MP12"/></draw:text-box></draw:frame><draw:frame draw:style-name="Mfr2" draw:name="Прочие: 31 Копировал (наименование)" text:anchor-type="paragraph" svg:x="9.5cm" svg:y="29.199cm" svg:height="0.499cm" draw:z-index="9"><draw:text-box fo:min-width="1cm"><text:p text:style-name="Заголовок_20_графы_20_форматной_20_рамки">Копировал</text:p></draw:text-box></draw:frame><draw:frame draw:style-name="Mfr2" draw:name="Прочие: 32 Формат (наименование)" text:anchor-type="paragraph" svg:x="16.499cm" svg:y="29.199cm" svg:height="0.499cm" draw:z-index="4"><draw:text-box fo:min-width="1cm"><text:p text:style-name="Заголовок_20_графы_20_форматной_20_рамки">Формат А4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1T13:58:40.730951650</meta:creation-date>
    <meta:editing-duration>PT2H58M36S</meta:editing-duration>
    <meta:editing-cycles>28</meta:editing-cycles>
    <meta:generator>LibreOffice/6.4.7.2$Linux_X86_64 LibreOffice_project/40$Build-2</meta:generator>
    <dc:date>2024-06-24T23:03:15.391427057</dc:date>
    <meta:document-statistic meta:table-count="1" meta:image-count="0" meta:object-count="0" meta:page-count="6" meta:paragraph-count="501" meta:word-count="975" meta:character-count="5071" meta:non-whitespace-character-count="4594"/>
    <meta:template xlink:type="simple" xlink:actuate="onRequest" xlink:title="Перечень элементов" xlink:href="../../../.config/libreoffice/4/user/template/Перечень%20элементов.ott" meta:date="2024-06-21T13:58:40.125672090"/>
  </office:meta>
</office:document-meta>
</file>